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Zgony COV+współistniejące</text:p>
          </table:table-cell>
          <table:table-cell office:value-type="string" calcext:value-type="string">
            <text:p>Zgony sam COV</text:p>
          </table:table-cell>
          <table:table-cell office:value-type="string" calcext:value-type="string">
            <text:p>Zgony COV+współistniejące narastająco</text:p>
          </table:table-cell>
          <table:table-cell table:style-name="Default" office:value-type="string" calcext:value-type="string">
            <text:p><text:span text:style-name="T1">Zgony sam COV </text:span>narastająco</text:p>
          </table:table-cell>
          <table:table-cell office:value-type="string" calcext:value-type="string">
            <text:p>Źródła</text:p>
          </table:table-cell>
        </table:table-row>
        <table:table-row table:style-name="ro1">
          <table:table-cell table:style-name="ce1" office:value-type="string" calcext:value-type="string">
            <text:p>2020-11-24</text:p>
          </table:table-cell>
          <table:table-cell office:value-type="float" office:value="540" calcext:value-type="float">
            <text:p>540</text:p>
          </table:table-cell>
          <table:table-cell office:value-type="float" office:value="55" calcext:value-type="float">
            <text:p>55</text:p>
          </table:table-cell>
          <table:table-cell table:formula="of:=13774+[.B2]" office:value-type="float" office:value="14314" calcext:value-type="float">
            <text:p>14314</text:p>
          </table:table-cell>
          <table:table-cell table:formula="of:=3306+55" office:value-type="float" office:value="3361" calcext:value-type="float">
            <text:p>3361</text:p>
          </table:table-cell>
          <table:table-cell office:value-type="string" calcext:value-type="string">
            <text:p>Dane z Polski od początku pandemii:  <text:a xlink:href="https://www.gov.pl/web/koronawirus/wykaz-zarazen-koronawirusem-sars-cov-2" xlink:type="simple">https://www.gov.pl/web/koronawirus/wykaz-zarazen-koronawirusem-sars-cov-2</text:a></text:p>
          </table:table-cell>
        </table:table-row>
        <table:table-row table:style-name="ro1">
          <table:table-cell table:style-name="ce1" office:value-type="string" calcext:value-type="string">
            <text:p>2020-11-25</text:p>
          </table:table-cell>
          <table:table-cell office:value-type="float" office:value="674" calcext:value-type="float">
            <text:p>674</text:p>
          </table:table-cell>
          <table:table-cell office:value-type="float" office:value="152" calcext:value-type="float">
            <text:p>152</text:p>
          </table:table-cell>
          <table:table-cell table:formula="of:=[.D2]+[.B3]" office:value-type="float" office:value="14988" calcext:value-type="float">
            <text:p>14988</text:p>
          </table:table-cell>
          <table:table-cell table:formula="of:=[.C3]+[.E2]" office:value-type="float" office:value="3513" calcext:value-type="float">
            <text:p>3513</text:p>
          </table:table-cell>
          <table:table-cell office:value-type="string" calcext:value-type="string">
            <text:p>Wartość początkowa zgonów na COVID19 w Polsce, oszacowane na podstawie średniego stosunku zgonów na Cov do zgonów z COV. Niestety brak takich danych</text:p>
          </table:table-cell>
        </table:table-row>
        <table:table-row table:style-name="ro1">
          <table:table-cell table:style-name="ce1" office:value-type="string" calcext:value-type="string">
            <text:p>2020-11-26</text:p>
          </table:table-cell>
          <table:table-cell office:value-type="float" office:value="580" calcext:value-type="float">
            <text:p>580</text:p>
          </table:table-cell>
          <table:table-cell office:value-type="float" office:value="78" calcext:value-type="float">
            <text:p>78</text:p>
          </table:table-cell>
          <table:table-cell table:formula="of:=[.D3]+[.B4]" office:value-type="float" office:value="15568" calcext:value-type="float">
            <text:p>15568</text:p>
          </table:table-cell>
          <table:table-cell table:formula="of:=[.C4]+[.E3]" office:value-type="float" office:value="3591" calcext:value-type="float">
            <text:p>3591</text:p>
          </table:table-cell>
          <table:table-cell/>
        </table:table-row>
        <table:table-row table:style-name="ro1">
          <table:table-cell table:style-name="ce1" office:value-type="string" calcext:value-type="string">
            <text:p>2020-11-27</text:p>
          </table:table-cell>
          <table:table-cell office:value-type="float" office:value="579" calcext:value-type="float">
            <text:p>579</text:p>
          </table:table-cell>
          <table:table-cell office:value-type="float" office:value="112" calcext:value-type="float">
            <text:p>112</text:p>
          </table:table-cell>
          <table:table-cell table:formula="of:=[.D4]+[.B5]" office:value-type="float" office:value="16147" calcext:value-type="float">
            <text:p>16147</text:p>
          </table:table-cell>
          <table:table-cell table:formula="of:=[.C5]+[.E4]" office:value-type="float" office:value="3703" calcext:value-type="float">
            <text:p>3703</text:p>
          </table:table-cell>
          <table:table-cell/>
        </table:table-row>
        <table:table-row table:style-name="ro1">
          <table:table-cell table:style-name="ce1" office:value-type="string" calcext:value-type="string">
            <text:p>2020-11-28</text:p>
          </table:table-cell>
          <table:table-cell office:value-type="float" office:value="599" calcext:value-type="float">
            <text:p>599</text:p>
          </table:table-cell>
          <table:table-cell office:value-type="float" office:value="85" calcext:value-type="float">
            <text:p>85</text:p>
          </table:table-cell>
          <table:table-cell table:formula="of:=[.D5]+[.B6]" office:value-type="float" office:value="16746" calcext:value-type="float">
            <text:p>16746</text:p>
          </table:table-cell>
          <table:table-cell table:formula="of:=[.C6]+[.E5]" office:value-type="float" office:value="3788" calcext:value-type="float">
            <text:p>3788</text:p>
          </table:table-cell>
          <table:table-cell/>
        </table:table-row>
        <table:table-row table:style-name="ro1">
          <table:table-cell table:style-name="ce1" office:value-type="string" calcext:value-type="string">
            <text:p>2020-11-29</text:p>
          </table:table-cell>
          <table:table-cell office:value-type="float" office:value="283" calcext:value-type="float">
            <text:p>283</text:p>
          </table:table-cell>
          <table:table-cell office:value-type="float" office:value="46" calcext:value-type="float">
            <text:p>46</text:p>
          </table:table-cell>
          <table:table-cell table:formula="of:=[.D6]+[.B7]" office:value-type="float" office:value="17029" calcext:value-type="float">
            <text:p>17029</text:p>
          </table:table-cell>
          <table:table-cell table:formula="of:=[.C7]+[.E6]" office:value-type="float" office:value="3834" calcext:value-type="float">
            <text:p>3834</text:p>
          </table:table-cell>
          <table:table-cell/>
        </table:table-row>
        <table:table-row table:style-name="ro1">
          <table:table-cell table:style-name="ce1" office:value-type="string" calcext:value-type="string">
            <text:p>2020-11-30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formula="of:=[.D7]+[.B8]" office:value-type="float" office:value="17150" calcext:value-type="float">
            <text:p>17150</text:p>
          </table:table-cell>
          <table:table-cell table:formula="of:=[.C8]+[.E7]" office:value-type="float" office:value="3855" calcext:value-type="float">
            <text:p>3855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1</text:p>
          </table:table-cell>
          <table:table-cell office:value-type="float" office:value="449" calcext:value-type="float">
            <text:p>449</text:p>
          </table:table-cell>
          <table:table-cell office:value-type="float" office:value="68" calcext:value-type="float">
            <text:p>68</text:p>
          </table:table-cell>
          <table:table-cell table:formula="of:=[.D8]+[.B9]" office:value-type="float" office:value="17599" calcext:value-type="float">
            <text:p>17599</text:p>
          </table:table-cell>
          <table:table-cell table:formula="of:=[.C9]+[.E8]" office:value-type="float" office:value="3923" calcext:value-type="float">
            <text:p>3923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2</text:p>
          </table:table-cell>
          <table:table-cell office:value-type="float" office:value="609" calcext:value-type="float">
            <text:p>609</text:p>
          </table:table-cell>
          <table:table-cell office:value-type="float" office:value="89" calcext:value-type="float">
            <text:p>89</text:p>
          </table:table-cell>
          <table:table-cell table:formula="of:=[.D9]+[.B10]" office:value-type="float" office:value="18208" calcext:value-type="float">
            <text:p>18208</text:p>
          </table:table-cell>
          <table:table-cell table:formula="of:=[.C10]+[.E9]" office:value-type="float" office:value="4012" calcext:value-type="float">
            <text:p>4012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3</text:p>
          </table:table-cell>
          <table:table-cell office:value-type="float" office:value="620" calcext:value-type="float">
            <text:p>620</text:p>
          </table:table-cell>
          <table:table-cell office:value-type="float" office:value="109" calcext:value-type="float">
            <text:p>109</text:p>
          </table:table-cell>
          <table:table-cell table:formula="of:=[.D10]+[.B11]" office:value-type="float" office:value="18828" calcext:value-type="float">
            <text:p>18828</text:p>
          </table:table-cell>
          <table:table-cell table:formula="of:=[.C11]+[.E10]" office:value-type="float" office:value="4121" calcext:value-type="float">
            <text:p>4121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4</text:p>
          </table:table-cell>
          <table:table-cell office:value-type="float" office:value="531" calcext:value-type="float">
            <text:p>531</text:p>
          </table:table-cell>
          <table:table-cell office:value-type="float" office:value="110" calcext:value-type="float">
            <text:p>110</text:p>
          </table:table-cell>
          <table:table-cell table:formula="of:=[.D11]+[.B12]" office:value-type="float" office:value="19359" calcext:value-type="float">
            <text:p>19359</text:p>
          </table:table-cell>
          <table:table-cell table:formula="of:=[.C12]+[.E11]" office:value-type="float" office:value="4231" calcext:value-type="float">
            <text:p>4231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5</text:p>
          </table:table-cell>
          <table:table-cell office:value-type="float" office:value="502" calcext:value-type="float">
            <text:p>502</text:p>
          </table:table-cell>
          <table:table-cell office:value-type="float" office:value="104" calcext:value-type="float">
            <text:p>104</text:p>
          </table:table-cell>
          <table:table-cell table:formula="of:=[.D12]+[.B13]" office:value-type="float" office:value="19861" calcext:value-type="float">
            <text:p>19861</text:p>
          </table:table-cell>
          <table:table-cell table:formula="of:=[.C13]+[.E12]" office:value-type="float" office:value="4335" calcext:value-type="float">
            <text:p>4335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6</text:p>
          </table:table-cell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table:formula="of:=[.D13]+[.B14]" office:value-type="float" office:value="20089" calcext:value-type="float">
            <text:p>20089</text:p>
          </table:table-cell>
          <table:table-cell table:formula="of:=[.C14]+[.E13]" office:value-type="float" office:value="4377" calcext:value-type="float">
            <text:p>4377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7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[.D14]+[.B15]" office:value-type="float" office:value="20181" calcext:value-type="float">
            <text:p>20181</text:p>
          </table:table-cell>
          <table:table-cell table:formula="of:=[.C15]+[.E14]" office:value-type="float" office:value="4387" calcext:value-type="float">
            <text:p>4387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8</text:p>
          </table:table-cell>
          <table:table-cell office:value-type="float" office:value="411" calcext:value-type="float">
            <text:p>411</text:p>
          </table:table-cell>
          <table:table-cell office:value-type="float" office:value="94" calcext:value-type="float">
            <text:p>94</text:p>
          </table:table-cell>
          <table:table-cell table:formula="of:=[.D15]+[.B16]" office:value-type="float" office:value="20592" calcext:value-type="float">
            <text:p>20592</text:p>
          </table:table-cell>
          <table:table-cell table:formula="of:=[.C16]+[.E15]" office:value-type="float" office:value="4481" calcext:value-type="float">
            <text:p>4481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09</text:p>
          </table:table-cell>
          <table:table-cell office:value-type="float" office:value="568" calcext:value-type="float">
            <text:p>568</text:p>
          </table:table-cell>
          <table:table-cell office:value-type="float" office:value="133" calcext:value-type="float">
            <text:p>133</text:p>
          </table:table-cell>
          <table:table-cell table:formula="of:=[.D16]+[.B17]" office:value-type="float" office:value="21160" calcext:value-type="float">
            <text:p>21160</text:p>
          </table:table-cell>
          <table:table-cell table:formula="of:=[.C17]+[.E16]" office:value-type="float" office:value="4614" calcext:value-type="float">
            <text:p>4614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0</text:p>
          </table:table-cell>
          <table:table-cell office:value-type="float" office:value="470" calcext:value-type="float">
            <text:p>470</text:p>
          </table:table-cell>
          <table:table-cell office:value-type="float" office:value="113" calcext:value-type="float">
            <text:p>113</text:p>
          </table:table-cell>
          <table:table-cell table:formula="of:=[.D17]+[.B18]" office:value-type="float" office:value="21630" calcext:value-type="float">
            <text:p>21630</text:p>
          </table:table-cell>
          <table:table-cell table:formula="of:=[.C18]+[.E17]" office:value-type="float" office:value="4727" calcext:value-type="float">
            <text:p>4727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1</text:p>
          </table:table-cell>
          <table:table-cell office:value-type="float" office:value="544" calcext:value-type="float">
            <text:p>544</text:p>
          </table:table-cell>
          <table:table-cell office:value-type="float" office:value="132" calcext:value-type="float">
            <text:p>132</text:p>
          </table:table-cell>
          <table:table-cell table:formula="of:=[.D18]+[.B19]" office:value-type="float" office:value="22174" calcext:value-type="float">
            <text:p>22174</text:p>
          </table:table-cell>
          <table:table-cell table:formula="of:=[.C19]+[.E18]" office:value-type="float" office:value="4859" calcext:value-type="float">
            <text:p>4859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2</text:p>
          </table:table-cell>
          <table:table-cell office:value-type="float" office:value="502" calcext:value-type="float">
            <text:p>502</text:p>
          </table:table-cell>
          <table:table-cell office:value-type="float" office:value="131" calcext:value-type="float">
            <text:p>131</text:p>
          </table:table-cell>
          <table:table-cell table:formula="of:=[.D19]+[.B20]" office:value-type="float" office:value="22676" calcext:value-type="float">
            <text:p>22676</text:p>
          </table:table-cell>
          <table:table-cell table:formula="of:=[.C20]+[.E19]" office:value-type="float" office:value="4990" calcext:value-type="float">
            <text:p>4990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3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table:formula="of:=[.D20]+[.B21]" office:value-type="float" office:value="22864" calcext:value-type="float">
            <text:p>22864</text:p>
          </table:table-cell>
          <table:table-cell table:formula="of:=[.C21]+[.E20]" office:value-type="float" office:value="5039" calcext:value-type="float">
            <text:p>5039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4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formula="of:=[.D21]+[.B22]" office:value-type="float" office:value="22960" calcext:value-type="float">
            <text:p>22960</text:p>
          </table:table-cell>
          <table:table-cell table:formula="of:=[.C22]+[.E21]" office:value-type="float" office:value="5079" calcext:value-type="float">
            <text:p>5079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5</text:p>
          </table:table-cell>
          <table:table-cell office:value-type="float" office:value="349" calcext:value-type="float">
            <text:p>349</text:p>
          </table:table-cell>
          <table:table-cell office:value-type="float" office:value="77" calcext:value-type="float">
            <text:p>77</text:p>
          </table:table-cell>
          <table:table-cell table:formula="of:=[.D22]+[.B23]" office:value-type="float" office:value="23309" calcext:value-type="float">
            <text:p>23309</text:p>
          </table:table-cell>
          <table:table-cell table:formula="of:=[.C23]+[.E22]" office:value-type="float" office:value="5156" calcext:value-type="float">
            <text:p>5156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6</text:p>
          </table:table-cell>
          <table:table-cell office:value-type="float" office:value="605" calcext:value-type="float">
            <text:p>605</text:p>
          </table:table-cell>
          <table:table-cell office:value-type="float" office:value="155" calcext:value-type="float">
            <text:p>155</text:p>
          </table:table-cell>
          <table:table-cell table:formula="of:=[.D23]+[.B24]" office:value-type="float" office:value="23914" calcext:value-type="float">
            <text:p>23914</text:p>
          </table:table-cell>
          <table:table-cell table:formula="of:=[.C24]+[.E23]" office:value-type="float" office:value="5311" calcext:value-type="float">
            <text:p>5311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7</text:p>
          </table:table-cell>
          <table:table-cell office:value-type="float" office:value="431" calcext:value-type="float">
            <text:p>431</text:p>
          </table:table-cell>
          <table:table-cell office:value-type="float" office:value="93" calcext:value-type="float">
            <text:p>93</text:p>
          </table:table-cell>
          <table:table-cell table:formula="of:=[.D24]+[.B25]" office:value-type="float" office:value="24345" calcext:value-type="float">
            <text:p>24345</text:p>
          </table:table-cell>
          <table:table-cell table:formula="of:=[.C25]+[.E24]" office:value-type="float" office:value="5404" calcext:value-type="float">
            <text:p>5404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8</text:p>
          </table:table-cell>
          <table:table-cell office:value-type="float" office:value="426" calcext:value-type="float">
            <text:p>426</text:p>
          </table:table-cell>
          <table:table-cell office:value-type="float" office:value="122" calcext:value-type="float">
            <text:p>122</text:p>
          </table:table-cell>
          <table:table-cell table:formula="of:=[.D25]+[.B26]" office:value-type="float" office:value="24771" calcext:value-type="float">
            <text:p>24771</text:p>
          </table:table-cell>
          <table:table-cell table:formula="of:=[.C26]+[.E25]" office:value-type="float" office:value="5526" calcext:value-type="float">
            <text:p>5526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19</text:p>
          </table:table-cell>
          <table:table-cell office:value-type="float" office:value="483" calcext:value-type="float">
            <text:p>483</text:p>
          </table:table-cell>
          <table:table-cell office:value-type="float" office:value="108" calcext:value-type="float">
            <text:p>108</text:p>
          </table:table-cell>
          <table:table-cell table:formula="of:=[.D26]+[.B27]" office:value-type="float" office:value="25254" calcext:value-type="float">
            <text:p>25254</text:p>
          </table:table-cell>
          <table:table-cell table:formula="of:=[.C27]+[.E26]" office:value-type="float" office:value="5634" calcext:value-type="float">
            <text:p>5634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0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table:formula="of:=[.D27]+[.B28]" office:value-type="float" office:value="25397" calcext:value-type="float">
            <text:p>25397</text:p>
          </table:table-cell>
          <table:table-cell table:formula="of:=[.C28]+[.E27]" office:value-type="float" office:value="5673" calcext:value-type="float">
            <text:p>5673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1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table:formula="of:=[.D28]+[.B29]" office:value-type="float" office:value="25474" calcext:value-type="float">
            <text:p>25474</text:p>
          </table:table-cell>
          <table:table-cell table:formula="of:=[.C29]+[.E28]" office:value-type="float" office:value="5707" calcext:value-type="float">
            <text:p>5707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2</text:p>
          </table:table-cell>
          <table:table-cell office:value-type="float" office:value="309" calcext:value-type="float">
            <text:p>309</text:p>
          </table:table-cell>
          <table:table-cell office:value-type="float" office:value="72" calcext:value-type="float">
            <text:p>72</text:p>
          </table:table-cell>
          <table:table-cell table:formula="of:=[.D29]+[.B30]" office:value-type="float" office:value="25783" calcext:value-type="float">
            <text:p>25783</text:p>
          </table:table-cell>
          <table:table-cell table:formula="of:=[.C30]+[.E29]" office:value-type="float" office:value="5779" calcext:value-type="float">
            <text:p>5779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3</text:p>
          </table:table-cell>
          <table:table-cell office:value-type="float" office:value="472" calcext:value-type="float">
            <text:p>472</text:p>
          </table:table-cell>
          <table:table-cell office:value-type="float" office:value="104" calcext:value-type="float">
            <text:p>104</text:p>
          </table:table-cell>
          <table:table-cell table:formula="of:=[.D30]+[.B31]" office:value-type="float" office:value="26255" calcext:value-type="float">
            <text:p>26255</text:p>
          </table:table-cell>
          <table:table-cell table:formula="of:=[.C31]+[.E30]" office:value-type="float" office:value="5883" calcext:value-type="float">
            <text:p>5883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4</text:p>
          </table:table-cell>
          <table:table-cell office:value-type="float" office:value="552" calcext:value-type="float">
            <text:p>552</text:p>
          </table:table-cell>
          <table:table-cell office:value-type="float" office:value="190" calcext:value-type="float">
            <text:p>190</text:p>
          </table:table-cell>
          <table:table-cell table:formula="of:=[.D31]+[.B32]" office:value-type="float" office:value="26807" calcext:value-type="float">
            <text:p>26807</text:p>
          </table:table-cell>
          <table:table-cell table:formula="of:=[.C32]+[.E31]" office:value-type="float" office:value="6073" calcext:value-type="float">
            <text:p>6073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5</text:p>
          </table:table-cell>
          <table:table-cell office:value-type="float" office:value="244" calcext:value-type="float">
            <text:p>244</text:p>
          </table:table-cell>
          <table:table-cell office:value-type="float" office:value="66" calcext:value-type="float">
            <text:p>66</text:p>
          </table:table-cell>
          <table:table-cell table:formula="of:=[.D32]+[.B33]" office:value-type="float" office:value="27051" calcext:value-type="float">
            <text:p>27051</text:p>
          </table:table-cell>
          <table:table-cell table:formula="of:=[.C33]+[.E32]" office:value-type="float" office:value="6139" calcext:value-type="float">
            <text:p>6139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D33]+[.B34]" office:value-type="float" office:value="27119" calcext:value-type="float">
            <text:p>27119</text:p>
          </table:table-cell>
          <table:table-cell table:formula="of:=[.C34]+[.E33]" office:value-type="float" office:value="6147" calcext:value-type="float">
            <text:p>6147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D34]+[.B35]" office:value-type="float" office:value="27175" calcext:value-type="float">
            <text:p>27175</text:p>
          </table:table-cell>
          <table:table-cell table:formula="of:=[.C35]+[.E34]" office:value-type="float" office:value="6152" calcext:value-type="float">
            <text:p>6152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D35]+[.B36]" office:value-type="float" office:value="27202" calcext:value-type="float">
            <text:p>27202</text:p>
          </table:table-cell>
          <table:table-cell table:formula="of:=[.C36]+[.E35]" office:value-type="float" office:value="6154" calcext:value-type="float">
            <text:p>6154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29</text:p>
          </table:table-cell>
          <table:table-cell office:value-type="float" office:value="311" calcext:value-type="float">
            <text:p>311</text:p>
          </table:table-cell>
          <table:table-cell office:value-type="float" office:value="60" calcext:value-type="float">
            <text:p>60</text:p>
          </table:table-cell>
          <table:table-cell table:formula="of:=[.D36]+[.B37]" office:value-type="float" office:value="27513" calcext:value-type="float">
            <text:p>27513</text:p>
          </table:table-cell>
          <table:table-cell table:formula="of:=[.C37]+[.E36]" office:value-type="float" office:value="6214" calcext:value-type="float">
            <text:p>6214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30</text:p>
          </table:table-cell>
          <table:table-cell office:value-type="float" office:value="565" calcext:value-type="float">
            <text:p>565</text:p>
          </table:table-cell>
          <table:table-cell office:value-type="float" office:value="125" calcext:value-type="float">
            <text:p>125</text:p>
          </table:table-cell>
          <table:table-cell table:formula="of:=[.D37]+[.B38]" office:value-type="float" office:value="28078" calcext:value-type="float">
            <text:p>28078</text:p>
          </table:table-cell>
          <table:table-cell table:formula="of:=[.C38]+[.E37]" office:value-type="float" office:value="6339" calcext:value-type="float">
            <text:p>6339</text:p>
          </table:table-cell>
          <table:table-cell/>
        </table:table-row>
        <table:table-row table:style-name="ro1">
          <table:table-cell table:style-name="ce1" office:value-type="string" calcext:value-type="string">
            <text:p>2020-12-31</text:p>
          </table:table-cell>
          <table:table-cell office:value-type="float" office:value="532" calcext:value-type="float">
            <text:p>532</text:p>
          </table:table-cell>
          <table:table-cell office:value-type="float" office:value="104" calcext:value-type="float">
            <text:p>104</text:p>
          </table:table-cell>
          <table:table-cell table:formula="of:=[.D38]+[.B39]" office:value-type="float" office:value="28610" calcext:value-type="float">
            <text:p>28610</text:p>
          </table:table-cell>
          <table:table-cell table:formula="of:=[.C39]+[.E38]" office:value-type="float" office:value="6443" calcext:value-type="float">
            <text:p>644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1</text:p>
          </table:table-cell>
          <table:table-cell office:value-type="float" office:value="400" calcext:value-type="float">
            <text:p>400</text:p>
          </table:table-cell>
          <table:table-cell office:value-type="float" office:value="122" calcext:value-type="float">
            <text:p>122</text:p>
          </table:table-cell>
          <table:table-cell table:formula="of:=[.D39]+[.B40]" office:value-type="float" office:value="29010" calcext:value-type="float">
            <text:p>29010</text:p>
          </table:table-cell>
          <table:table-cell table:formula="of:=[.C40]+[.E39]" office:value-type="float" office:value="6565" calcext:value-type="float">
            <text:p>65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2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formula="of:=[.D40]+[.B41]" office:value-type="float" office:value="29112" calcext:value-type="float">
            <text:p>29112</text:p>
          </table:table-cell>
          <table:table-cell table:formula="of:=[.C41]+[.E40]" office:value-type="float" office:value="6583" calcext:value-type="float">
            <text:p>658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D41]+[.B42]" office:value-type="float" office:value="29173" calcext:value-type="float">
            <text:p>29173</text:p>
          </table:table-cell>
          <table:table-cell table:formula="of:=[.C42]+[.E41]" office:value-type="float" office:value="6590" calcext:value-type="float">
            <text:p>659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D42]+[.B43]" office:value-type="float" office:value="29215" calcext:value-type="float">
            <text:p>29215</text:p>
          </table:table-cell>
          <table:table-cell table:formula="of:=[.C43]+[.E42]" office:value-type="float" office:value="6598" calcext:value-type="float">
            <text:p>65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5</text:p>
          </table:table-cell>
          <table:table-cell office:value-type="float" office:value="341" calcext:value-type="float">
            <text:p>341</text:p>
          </table:table-cell>
          <table:table-cell office:value-type="float" office:value="85" calcext:value-type="float">
            <text:p>85</text:p>
          </table:table-cell>
          <table:table-cell table:formula="of:=[.D43]+[.B44]" office:value-type="float" office:value="29556" calcext:value-type="float">
            <text:p>29556</text:p>
          </table:table-cell>
          <table:table-cell table:formula="of:=[.C44]+[.E43]" office:value-type="float" office:value="6683" calcext:value-type="float">
            <text:p>668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6</text:p>
          </table:table-cell>
          <table:table-cell office:value-type="float" office:value="553" calcext:value-type="float">
            <text:p>553</text:p>
          </table:table-cell>
          <table:table-cell office:value-type="float" office:value="144" calcext:value-type="float">
            <text:p>144</text:p>
          </table:table-cell>
          <table:table-cell table:formula="of:=[.D44]+[.B45]" office:value-type="float" office:value="30109" calcext:value-type="float">
            <text:p>30109</text:p>
          </table:table-cell>
          <table:table-cell table:formula="of:=[.C45]+[.E44]" office:value-type="float" office:value="6827" calcext:value-type="float">
            <text:p>682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7</text:p>
          </table:table-cell>
          <table:table-cell office:value-type="float" office:value="186" calcext:value-type="float">
            <text:p>186</text:p>
          </table:table-cell>
          <table:table-cell office:value-type="float" office:value="38" calcext:value-type="float">
            <text:p>38</text:p>
          </table:table-cell>
          <table:table-cell table:formula="of:=[.D45]+[.B46]" office:value-type="float" office:value="30295" calcext:value-type="float">
            <text:p>30295</text:p>
          </table:table-cell>
          <table:table-cell table:formula="of:=[.C46]+[.E45]" office:value-type="float" office:value="6865" calcext:value-type="float">
            <text:p>68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8</text:p>
          </table:table-cell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table:formula="of:=[.D46]+[.B47]" office:value-type="float" office:value="30627" calcext:value-type="float">
            <text:p>30627</text:p>
          </table:table-cell>
          <table:table-cell table:formula="of:=[.C47]+[.E46]" office:value-type="float" office:value="6925" calcext:value-type="float">
            <text:p>692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09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table:formula="of:=[.D47]+[.B48]" office:value-type="float" office:value="31065" calcext:value-type="float">
            <text:p>31065</text:p>
          </table:table-cell>
          <table:table-cell table:formula="of:=[.C48]+[.E47]" office:value-type="float" office:value="7025" calcext:value-type="float">
            <text:p>702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0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table:formula="of:=[.D48]+[.B49]" office:value-type="float" office:value="31242" calcext:value-type="float">
            <text:p>31242</text:p>
          </table:table-cell>
          <table:table-cell table:formula="of:=[.C49]+[.E48]" office:value-type="float" office:value="7066" calcext:value-type="float">
            <text:p>706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D49]+[.B50]" office:value-type="float" office:value="31317" calcext:value-type="float">
            <text:p>31317</text:p>
          </table:table-cell>
          <table:table-cell table:formula="of:=[.C50]+[.E49]" office:value-type="float" office:value="7076" calcext:value-type="float">
            <text:p>707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2</text:p>
          </table:table-cell>
          <table:table-cell office:value-type="float" office:value="326" calcext:value-type="float">
            <text:p>326</text:p>
          </table:table-cell>
          <table:table-cell office:value-type="float" office:value="93" calcext:value-type="float">
            <text:p>93</text:p>
          </table:table-cell>
          <table:table-cell table:formula="of:=[.D50]+[.B51]" office:value-type="float" office:value="31643" calcext:value-type="float">
            <text:p>31643</text:p>
          </table:table-cell>
          <table:table-cell table:formula="of:=[.C51]+[.E50]" office:value-type="float" office:value="7169" calcext:value-type="float">
            <text:p>71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3</text:p>
          </table:table-cell>
          <table:table-cell office:value-type="float" office:value="481" calcext:value-type="float">
            <text:p>481</text:p>
          </table:table-cell>
          <table:table-cell office:value-type="float" office:value="117" calcext:value-type="float">
            <text:p>117</text:p>
          </table:table-cell>
          <table:table-cell table:formula="of:=[.D51]+[.B52]" office:value-type="float" office:value="32124" calcext:value-type="float">
            <text:p>32124</text:p>
          </table:table-cell>
          <table:table-cell table:formula="of:=[.C52]+[.E51]" office:value-type="float" office:value="7286" calcext:value-type="float">
            <text:p>728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4</text:p>
          </table:table-cell>
          <table:table-cell office:value-type="float" office:value="381" calcext:value-type="float">
            <text:p>381</text:p>
          </table:table-cell>
          <table:table-cell office:value-type="float" office:value="92" calcext:value-type="float">
            <text:p>92</text:p>
          </table:table-cell>
          <table:table-cell table:formula="of:=[.D52]+[.B53]" office:value-type="float" office:value="32505" calcext:value-type="float">
            <text:p>32505</text:p>
          </table:table-cell>
          <table:table-cell table:formula="of:=[.C53]+[.E52]" office:value-type="float" office:value="7378" calcext:value-type="float">
            <text:p>737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5</text:p>
          </table:table-cell>
          <table:table-cell office:value-type="float" office:value="386" calcext:value-type="float">
            <text:p>386</text:p>
          </table:table-cell>
          <table:table-cell office:value-type="float" office:value="88" calcext:value-type="float">
            <text:p>88</text:p>
          </table:table-cell>
          <table:table-cell table:formula="of:=[.D53]+[.B54]" office:value-type="float" office:value="32891" calcext:value-type="float">
            <text:p>32891</text:p>
          </table:table-cell>
          <table:table-cell table:formula="of:=[.C54]+[.E53]" office:value-type="float" office:value="7466" calcext:value-type="float">
            <text:p>746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6</text:p>
          </table:table-cell>
          <table:table-cell office:value-type="float" office:value="369" calcext:value-type="float">
            <text:p>369</text:p>
          </table:table-cell>
          <table:table-cell office:value-type="float" office:value="69" calcext:value-type="float">
            <text:p>69</text:p>
          </table:table-cell>
          <table:table-cell table:formula="of:=[.D54]+[.B55]" office:value-type="float" office:value="33260" calcext:value-type="float">
            <text:p>33260</text:p>
          </table:table-cell>
          <table:table-cell table:formula="of:=[.C55]+[.E54]" office:value-type="float" office:value="7535" calcext:value-type="float">
            <text:p>753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7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table:formula="of:=[.D55]+[.B56]" office:value-type="float" office:value="33402" calcext:value-type="float">
            <text:p>33402</text:p>
          </table:table-cell>
          <table:table-cell table:formula="of:=[.C56]+[.E55]" office:value-type="float" office:value="7572" calcext:value-type="float">
            <text:p>757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[.D56]+[.B57]" office:value-type="float" office:value="33454" calcext:value-type="float">
            <text:p>33454</text:p>
          </table:table-cell>
          <table:table-cell table:formula="of:=[.C57]+[.E56]" office:value-type="float" office:value="7583" calcext:value-type="float">
            <text:p>758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19</text:p>
          </table:table-cell>
          <table:table-cell office:value-type="float" office:value="291" calcext:value-type="float">
            <text:p>291</text:p>
          </table:table-cell>
          <table:table-cell office:value-type="float" office:value="60" calcext:value-type="float">
            <text:p>60</text:p>
          </table:table-cell>
          <table:table-cell table:formula="of:=[.D57]+[.B58]" office:value-type="float" office:value="33745" calcext:value-type="float">
            <text:p>33745</text:p>
          </table:table-cell>
          <table:table-cell table:formula="of:=[.C58]+[.E57]" office:value-type="float" office:value="7643" calcext:value-type="float">
            <text:p>764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0</text:p>
          </table:table-cell>
          <table:table-cell office:value-type="float" office:value="443" calcext:value-type="float">
            <text:p>443</text:p>
          </table:table-cell>
          <table:table-cell office:value-type="float" office:value="106" calcext:value-type="float">
            <text:p>106</text:p>
          </table:table-cell>
          <table:table-cell table:formula="of:=[.D58]+[.B59]" office:value-type="float" office:value="34188" calcext:value-type="float">
            <text:p>34188</text:p>
          </table:table-cell>
          <table:table-cell table:formula="of:=[.C59]+[.E58]" office:value-type="float" office:value="7749" calcext:value-type="float">
            <text:p>77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1</text:p>
          </table:table-cell>
          <table:table-cell office:value-type="float" office:value="419" calcext:value-type="float">
            <text:p>419</text:p>
          </table:table-cell>
          <table:table-cell office:value-type="float" office:value="81" calcext:value-type="float">
            <text:p>81</text:p>
          </table:table-cell>
          <table:table-cell table:formula="of:=[.D59]+[.B60]" office:value-type="float" office:value="34607" calcext:value-type="float">
            <text:p>34607</text:p>
          </table:table-cell>
          <table:table-cell table:formula="of:=[.C60]+[.E59]" office:value-type="float" office:value="7830" calcext:value-type="float">
            <text:p>783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2</text:p>
          </table:table-cell>
          <table:table-cell office:value-type="float" office:value="346" calcext:value-type="float">
            <text:p>346</text:p>
          </table:table-cell>
          <table:table-cell office:value-type="float" office:value="76" calcext:value-type="float">
            <text:p>76</text:p>
          </table:table-cell>
          <table:table-cell table:formula="of:=[.D60]+[.B61]" office:value-type="float" office:value="34953" calcext:value-type="float">
            <text:p>34953</text:p>
          </table:table-cell>
          <table:table-cell table:formula="of:=[.C61]+[.E60]" office:value-type="float" office:value="7906" calcext:value-type="float">
            <text:p>790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3</text:p>
          </table:table-cell>
          <table:table-cell office:value-type="float" office:value="346" calcext:value-type="float">
            <text:p>346</text:p>
          </table:table-cell>
          <table:table-cell office:value-type="float" office:value="82" calcext:value-type="float">
            <text:p>82</text:p>
          </table:table-cell>
          <table:table-cell table:formula="of:=[.D61]+[.B62]" office:value-type="float" office:value="35299" calcext:value-type="float">
            <text:p>35299</text:p>
          </table:table-cell>
          <table:table-cell table:formula="of:=[.C62]+[.E61]" office:value-type="float" office:value="7988" calcext:value-type="float">
            <text:p>798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4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[.D62]+[.B63]" office:value-type="float" office:value="35409" calcext:value-type="float">
            <text:p>35409</text:p>
          </table:table-cell>
          <table:table-cell table:formula="of:=[.C63]+[.E62]" office:value-type="float" office:value="8010" calcext:value-type="float">
            <text:p>801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D63]+[.B64]" office:value-type="float" office:value="35447" calcext:value-type="float">
            <text:p>35447</text:p>
          </table:table-cell>
          <table:table-cell table:formula="of:=[.C64]+[.E63]" office:value-type="float" office:value="8020" calcext:value-type="float">
            <text:p>802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6</text:p>
          </table:table-cell>
          <table:table-cell office:value-type="float" office:value="264" calcext:value-type="float">
            <text:p>264</text:p>
          </table:table-cell>
          <table:table-cell office:value-type="float" office:value="39" calcext:value-type="float">
            <text:p>39</text:p>
          </table:table-cell>
          <table:table-cell table:formula="of:=[.D64]+[.B65]" office:value-type="float" office:value="35711" calcext:value-type="float">
            <text:p>35711</text:p>
          </table:table-cell>
          <table:table-cell table:formula="of:=[.C65]+[.E64]" office:value-type="float" office:value="8059" calcext:value-type="float">
            <text:p>805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7</text:p>
          </table:table-cell>
          <table:table-cell office:value-type="float" office:value="389" calcext:value-type="float">
            <text:p>389</text:p>
          </table:table-cell>
          <table:table-cell office:value-type="float" office:value="97" calcext:value-type="float">
            <text:p>97</text:p>
          </table:table-cell>
          <table:table-cell table:formula="of:=[.D65]+[.B66]" office:value-type="float" office:value="36100" calcext:value-type="float">
            <text:p>36100</text:p>
          </table:table-cell>
          <table:table-cell table:formula="of:=[.C66]+[.E65]" office:value-type="float" office:value="8156" calcext:value-type="float">
            <text:p>815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8</text:p>
          </table:table-cell>
          <table:table-cell office:value-type="float" office:value="389" calcext:value-type="float">
            <text:p>389</text:p>
          </table:table-cell>
          <table:table-cell office:value-type="float" office:value="78" calcext:value-type="float">
            <text:p>78</text:p>
          </table:table-cell>
          <table:table-cell table:formula="of:=[.D66]+[.B67]" office:value-type="float" office:value="36489" calcext:value-type="float">
            <text:p>36489</text:p>
          </table:table-cell>
          <table:table-cell table:formula="of:=[.C67]+[.E66]" office:value-type="float" office:value="8234" calcext:value-type="float">
            <text:p>823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29</text:p>
          </table:table-cell>
          <table:table-cell office:value-type="float" office:value="336" calcext:value-type="float">
            <text:p>336</text:p>
          </table:table-cell>
          <table:table-cell office:value-type="float" office:value="65" calcext:value-type="float">
            <text:p>65</text:p>
          </table:table-cell>
          <table:table-cell table:formula="of:=[.D67]+[.B68]" office:value-type="float" office:value="36825" calcext:value-type="float">
            <text:p>36825</text:p>
          </table:table-cell>
          <table:table-cell table:formula="of:=[.C68]+[.E67]" office:value-type="float" office:value="8299" calcext:value-type="float">
            <text:p>829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30</text:p>
          </table:table-cell>
          <table:table-cell office:value-type="float" office:value="303" calcext:value-type="float">
            <text:p>303</text:p>
          </table:table-cell>
          <table:table-cell office:value-type="float" office:value="53" calcext:value-type="float">
            <text:p>53</text:p>
          </table:table-cell>
          <table:table-cell table:formula="of:=[.D68]+[.B69]" office:value-type="float" office:value="37128" calcext:value-type="float">
            <text:p>37128</text:p>
          </table:table-cell>
          <table:table-cell table:formula="of:=[.C69]+[.E68]" office:value-type="float" office:value="8352" calcext:value-type="float">
            <text:p>835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1-31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formula="of:=[.D69]+[.B70]" office:value-type="float" office:value="37226" calcext:value-type="float">
            <text:p>37226</text:p>
          </table:table-cell>
          <table:table-cell table:formula="of:=[.C70]+[.E69]" office:value-type="float" office:value="8379" calcext:value-type="float">
            <text:p>837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D70]+[.B71]" office:value-type="float" office:value="37268" calcext:value-type="float">
            <text:p>37268</text:p>
          </table:table-cell>
          <table:table-cell table:formula="of:=[.C71]+[.E70]" office:value-type="float" office:value="8388" calcext:value-type="float">
            <text:p>838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2</text:p>
          </table:table-cell>
          <table:table-cell office:value-type="float" office:value="253" calcext:value-type="float">
            <text:p>253</text:p>
          </table:table-cell>
          <table:table-cell office:value-type="float" office:value="40" calcext:value-type="float">
            <text:p>40</text:p>
          </table:table-cell>
          <table:table-cell table:formula="of:=[.D71]+[.B72]" office:value-type="float" office:value="37521" calcext:value-type="float">
            <text:p>37521</text:p>
          </table:table-cell>
          <table:table-cell table:formula="of:=[.C72]+[.E71]" office:value-type="float" office:value="8428" calcext:value-type="float">
            <text:p>842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3</text:p>
          </table:table-cell>
          <table:table-cell office:value-type="float" office:value="421" calcext:value-type="float">
            <text:p>421</text:p>
          </table:table-cell>
          <table:table-cell office:value-type="float" office:value="137" calcext:value-type="float">
            <text:p>137</text:p>
          </table:table-cell>
          <table:table-cell table:formula="of:=[.D72]+[.B73]" office:value-type="float" office:value="37942" calcext:value-type="float">
            <text:p>37942</text:p>
          </table:table-cell>
          <table:table-cell table:formula="of:=[.C73]+[.E72]" office:value-type="float" office:value="8565" calcext:value-type="float">
            <text:p>85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4</text:p>
          </table:table-cell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 table:formula="of:=[.D73]+[.B74]" office:value-type="float" office:value="38386" calcext:value-type="float">
            <text:p>38386</text:p>
          </table:table-cell>
          <table:table-cell table:formula="of:=[.C74]+[.E73]" office:value-type="float" office:value="8649" calcext:value-type="float">
            <text:p>86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5</text:p>
          </table:table-cell>
          <table:table-cell office:value-type="float" office:value="368" calcext:value-type="float">
            <text:p>368</text:p>
          </table:table-cell>
          <table:table-cell office:value-type="float" office:value="67" calcext:value-type="float">
            <text:p>67</text:p>
          </table:table-cell>
          <table:table-cell table:formula="of:=[.D74]+[.B75]" office:value-type="float" office:value="38754" calcext:value-type="float">
            <text:p>38754</text:p>
          </table:table-cell>
          <table:table-cell table:formula="of:=[.C75]+[.E74]" office:value-type="float" office:value="8716" calcext:value-type="float">
            <text:p>871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6</text:p>
          </table:table-cell>
          <table:table-cell office:value-type="float" office:value="283" calcext:value-type="float">
            <text:p>283</text:p>
          </table:table-cell>
          <table:table-cell office:value-type="float" office:value="72" calcext:value-type="float">
            <text:p>72</text:p>
          </table:table-cell>
          <table:table-cell table:formula="of:=[.D75]+[.B76]" office:value-type="float" office:value="39037" calcext:value-type="float">
            <text:p>39037</text:p>
          </table:table-cell>
          <table:table-cell table:formula="of:=[.C76]+[.E75]" office:value-type="float" office:value="8788" calcext:value-type="float">
            <text:p>878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7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formula="of:=[.D76]+[.B77]" office:value-type="float" office:value="39130" calcext:value-type="float">
            <text:p>39130</text:p>
          </table:table-cell>
          <table:table-cell table:formula="of:=[.C77]+[.E76]" office:value-type="float" office:value="8821" calcext:value-type="float">
            <text:p>882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D77]+[.B78]" office:value-type="float" office:value="39175" calcext:value-type="float">
            <text:p>39175</text:p>
          </table:table-cell>
          <table:table-cell table:formula="of:=[.C78]+[.E77]" office:value-type="float" office:value="8832" calcext:value-type="float">
            <text:p>88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09</text:p>
          </table:table-cell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table:formula="of:=[.D78]+[.B79]" office:value-type="float" office:value="39402" calcext:value-type="float">
            <text:p>39402</text:p>
          </table:table-cell>
          <table:table-cell table:formula="of:=[.C79]+[.E78]" office:value-type="float" office:value="8885" calcext:value-type="float">
            <text:p>888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table:formula="of:=[.D79]+[.B80]" office:value-type="float" office:value="39762" calcext:value-type="float">
            <text:p>39762</text:p>
          </table:table-cell>
          <table:table-cell table:formula="of:=[.C80]+[.E79]" office:value-type="float" office:value="8975" calcext:value-type="float">
            <text:p>89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1</text:p>
          </table:table-cell>
          <table:table-cell office:value-type="float" office:value="456" calcext:value-type="float">
            <text:p>456</text:p>
          </table:table-cell>
          <table:table-cell office:value-type="float" office:value="95" calcext:value-type="float">
            <text:p>95</text:p>
          </table:table-cell>
          <table:table-cell table:formula="of:=[.D80]+[.B81]" office:value-type="float" office:value="40218" calcext:value-type="float">
            <text:p>40218</text:p>
          </table:table-cell>
          <table:table-cell table:formula="of:=[.C81]+[.E80]" office:value-type="float" office:value="9070" calcext:value-type="float">
            <text:p>907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2</text:p>
          </table:table-cell>
          <table:table-cell office:value-type="float" office:value="247" calcext:value-type="float">
            <text:p>247</text:p>
          </table:table-cell>
          <table:table-cell office:value-type="float" office:value="46" calcext:value-type="float">
            <text:p>46</text:p>
          </table:table-cell>
          <table:table-cell table:formula="of:=[.D81]+[.B82]" office:value-type="float" office:value="40465" calcext:value-type="float">
            <text:p>40465</text:p>
          </table:table-cell>
          <table:table-cell table:formula="of:=[.C82]+[.E81]" office:value-type="float" office:value="9116" calcext:value-type="float">
            <text:p>911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3</text:p>
          </table:table-cell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table:formula="of:=[.D82]+[.B83]" office:value-type="float" office:value="40749" calcext:value-type="float">
            <text:p>40749</text:p>
          </table:table-cell>
          <table:table-cell table:formula="of:=[.C83]+[.E82]" office:value-type="float" office:value="9161" calcext:value-type="float">
            <text:p>91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formula="of:=[.D83]+[.B84]" office:value-type="float" office:value="40847" calcext:value-type="float">
            <text:p>40847</text:p>
          </table:table-cell>
          <table:table-cell table:formula="of:=[.C84]+[.E83]" office:value-type="float" office:value="9182" calcext:value-type="float">
            <text:p>918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84]+[.B85]" office:value-type="float" office:value="40872" calcext:value-type="float">
            <text:p>40872</text:p>
          </table:table-cell>
          <table:table-cell table:formula="of:=[.C85]+[.E84]" office:value-type="float" office:value="9187" calcext:value-type="float">
            <text:p>918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6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table:formula="of:=[.D85]+[.B86]" office:value-type="float" office:value="41068" calcext:value-type="float">
            <text:p>41068</text:p>
          </table:table-cell>
          <table:table-cell table:formula="of:=[.C86]+[.E85]" office:value-type="float" office:value="9231" calcext:value-type="float">
            <text:p>923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7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table:formula="of:=[.D86]+[.B87]" office:value-type="float" office:value="41347" calcext:value-type="float">
            <text:p>41347</text:p>
          </table:table-cell>
          <table:table-cell table:formula="of:=[.C87]+[.E86]" office:value-type="float" office:value="9276" calcext:value-type="float">
            <text:p>927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8</text:p>
          </table:table-cell>
          <table:table-cell office:value-type="float" office:value="273" calcext:value-type="float">
            <text:p>273</text:p>
          </table:table-cell>
          <table:table-cell office:value-type="float" office:value="44" calcext:value-type="float">
            <text:p>44</text:p>
          </table:table-cell>
          <table:table-cell table:formula="of:=[.D87]+[.B88]" office:value-type="float" office:value="41620" calcext:value-type="float">
            <text:p>41620</text:p>
          </table:table-cell>
          <table:table-cell table:formula="of:=[.C88]+[.E87]" office:value-type="float" office:value="9320" calcext:value-type="float">
            <text:p>932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19</text:p>
          </table:table-cell>
          <table:table-cell office:value-type="float" office:value="241" calcext:value-type="float">
            <text:p>241</text:p>
          </table:table-cell>
          <table:table-cell office:value-type="float" office:value="43" calcext:value-type="float">
            <text:p>43</text:p>
          </table:table-cell>
          <table:table-cell table:formula="of:=[.D88]+[.B89]" office:value-type="float" office:value="41861" calcext:value-type="float">
            <text:p>41861</text:p>
          </table:table-cell>
          <table:table-cell table:formula="of:=[.C89]+[.E88]" office:value-type="float" office:value="9363" calcext:value-type="float">
            <text:p>936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0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table:formula="of:=[.D89]+[.B90]" office:value-type="float" office:value="42115" calcext:value-type="float">
            <text:p>42115</text:p>
          </table:table-cell>
          <table:table-cell table:formula="of:=[.C90]+[.E89]" office:value-type="float" office:value="9408" calcext:value-type="float">
            <text:p>940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1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formula="of:=[.D90]+[.B91]" office:value-type="float" office:value="42209" calcext:value-type="float">
            <text:p>42209</text:p>
          </table:table-cell>
          <table:table-cell table:formula="of:=[.C91]+[.E90]" office:value-type="float" office:value="9429" calcext:value-type="float">
            <text:p>942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91]+[.B92]" office:value-type="float" office:value="42226" calcext:value-type="float">
            <text:p>42226</text:p>
          </table:table-cell>
          <table:table-cell table:formula="of:=[.C92]+[.E91]" office:value-type="float" office:value="9432" calcext:value-type="float">
            <text:p>94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3</text:p>
          </table:table-cell>
          <table:table-cell office:value-type="float" office:value="247" calcext:value-type="float">
            <text:p>247</text:p>
          </table:table-cell>
          <table:table-cell office:value-type="float" office:value="47" calcext:value-type="float">
            <text:p>47</text:p>
          </table:table-cell>
          <table:table-cell table:formula="of:=[.D92]+[.B93]" office:value-type="float" office:value="42473" calcext:value-type="float">
            <text:p>42473</text:p>
          </table:table-cell>
          <table:table-cell table:formula="of:=[.C93]+[.E92]" office:value-type="float" office:value="9479" calcext:value-type="float">
            <text:p>947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4</text:p>
          </table:table-cell>
          <table:table-cell office:value-type="float" office:value="372" calcext:value-type="float">
            <text:p>372</text:p>
          </table:table-cell>
          <table:table-cell office:value-type="float" office:value="67" calcext:value-type="float">
            <text:p>67</text:p>
          </table:table-cell>
          <table:table-cell table:formula="of:=[.D93]+[.B94]" office:value-type="float" office:value="42845" calcext:value-type="float">
            <text:p>42845</text:p>
          </table:table-cell>
          <table:table-cell table:formula="of:=[.C94]+[.E93]" office:value-type="float" office:value="9546" calcext:value-type="float">
            <text:p>954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5</text:p>
          </table:table-cell>
          <table:table-cell office:value-type="float" office:value="286" calcext:value-type="float">
            <text:p>286</text:p>
          </table:table-cell>
          <table:table-cell office:value-type="float" office:value="34" calcext:value-type="float">
            <text:p>34</text:p>
          </table:table-cell>
          <table:table-cell table:formula="of:=[.D94]+[.B95]" office:value-type="float" office:value="43131" calcext:value-type="float">
            <text:p>43131</text:p>
          </table:table-cell>
          <table:table-cell table:formula="of:=[.C95]+[.E94]" office:value-type="float" office:value="9580" calcext:value-type="float">
            <text:p>958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6</text:p>
          </table:table-cell>
          <table:table-cell office:value-type="float" office:value="259" calcext:value-type="float">
            <text:p>259</text:p>
          </table:table-cell>
          <table:table-cell office:value-type="float" office:value="62" calcext:value-type="float">
            <text:p>62</text:p>
          </table:table-cell>
          <table:table-cell table:formula="of:=[.D95]+[.B96]" office:value-type="float" office:value="43390" calcext:value-type="float">
            <text:p>43390</text:p>
          </table:table-cell>
          <table:table-cell table:formula="of:=[.C96]+[.E95]" office:value-type="float" office:value="9642" calcext:value-type="float">
            <text:p>964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7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table:formula="of:=[.D96]+[.B97]" office:value-type="float" office:value="43693" calcext:value-type="float">
            <text:p>43693</text:p>
          </table:table-cell>
          <table:table-cell table:formula="of:=[.C97]+[.E96]" office:value-type="float" office:value="9697" calcext:value-type="float">
            <text:p>969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2-28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formula="of:=[.D97]+[.B98]" office:value-type="float" office:value="43807" calcext:value-type="float">
            <text:p>43807</text:p>
          </table:table-cell>
          <table:table-cell table:formula="of:=[.C98]+[.E97]" office:value-type="float" office:value="9726" calcext:value-type="float">
            <text:p>972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98]+[.B99]" office:value-type="float" office:value="43831" calcext:value-type="float">
            <text:p>43831</text:p>
          </table:table-cell>
          <table:table-cell table:formula="of:=[.C99]+[.E98]" office:value-type="float" office:value="9732" calcext:value-type="float">
            <text:p>97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2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table:formula="of:=[.D99]+[.B100]" office:value-type="float" office:value="44047" calcext:value-type="float">
            <text:p>44047</text:p>
          </table:table-cell>
          <table:table-cell table:formula="of:=[.C100]+[.E99]" office:value-type="float" office:value="9794" calcext:value-type="float">
            <text:p>979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3</text:p>
          </table:table-cell>
          <table:table-cell office:value-type="float" office:value="309" calcext:value-type="float">
            <text:p>309</text:p>
          </table:table-cell>
          <table:table-cell office:value-type="float" office:value="61" calcext:value-type="float">
            <text:p>61</text:p>
          </table:table-cell>
          <table:table-cell table:formula="of:=[.D100]+[.B101]" office:value-type="float" office:value="44356" calcext:value-type="float">
            <text:p>44356</text:p>
          </table:table-cell>
          <table:table-cell table:formula="of:=[.C101]+[.E100]" office:value-type="float" office:value="9855" calcext:value-type="float">
            <text:p>985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4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table:formula="of:=[.D101]+[.B102]" office:value-type="float" office:value="44645" calcext:value-type="float">
            <text:p>44645</text:p>
          </table:table-cell>
          <table:table-cell table:formula="of:=[.C102]+[.E101]" office:value-type="float" office:value="9913" calcext:value-type="float">
            <text:p>991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5</text:p>
          </table:table-cell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formula="of:=[.D102]+[.B103]" office:value-type="float" office:value="44908" calcext:value-type="float">
            <text:p>44908</text:p>
          </table:table-cell>
          <table:table-cell table:formula="of:=[.C103]+[.E102]" office:value-type="float" office:value="9960" calcext:value-type="float">
            <text:p>996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6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table:formula="of:=[.D103]+[.B104]" office:value-type="float" office:value="45153" calcext:value-type="float">
            <text:p>45153</text:p>
          </table:table-cell>
          <table:table-cell table:formula="of:=[.C104]+[.E103]" office:value-type="float" office:value="10016" calcext:value-type="float">
            <text:p>1001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7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table:formula="of:=[.D104]+[.B105]" office:value-type="float" office:value="45279" calcext:value-type="float">
            <text:p>45279</text:p>
          </table:table-cell>
          <table:table-cell table:formula="of:=[.C105]+[.E104]" office:value-type="float" office:value="10041" calcext:value-type="float">
            <text:p>1004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D105]+[.B106]" office:value-type="float" office:value="45311" calcext:value-type="float">
            <text:p>45311</text:p>
          </table:table-cell>
          <table:table-cell table:formula="of:=[.C106]+[.E105]" office:value-type="float" office:value="10045" calcext:value-type="float">
            <text:p>1004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09</text:p>
          </table:table-cell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table:formula="of:=[.D106]+[.B107]" office:value-type="float" office:value="45593" calcext:value-type="float">
            <text:p>45593</text:p>
          </table:table-cell>
          <table:table-cell table:formula="of:=[.C107]+[.E106]" office:value-type="float" office:value="10109" calcext:value-type="float">
            <text:p>1010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0</text:p>
          </table:table-cell>
          <table:table-cell office:value-type="float" office:value="398" calcext:value-type="float">
            <text:p>398</text:p>
          </table:table-cell>
          <table:table-cell office:value-type="float" office:value="89" calcext:value-type="float">
            <text:p>89</text:p>
          </table:table-cell>
          <table:table-cell table:formula="of:=[.D107]+[.B108]" office:value-type="float" office:value="45991" calcext:value-type="float">
            <text:p>45991</text:p>
          </table:table-cell>
          <table:table-cell table:formula="of:=[.C108]+[.E107]" office:value-type="float" office:value="10198" calcext:value-type="float">
            <text:p>101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1</text:p>
          </table:table-cell>
          <table:table-cell office:value-type="float" office:value="375" calcext:value-type="float">
            <text:p>375</text:p>
          </table:table-cell>
          <table:table-cell office:value-type="float" office:value="99" calcext:value-type="float">
            <text:p>99</text:p>
          </table:table-cell>
          <table:table-cell table:formula="of:=[.D108]+[.B109]" office:value-type="float" office:value="46366" calcext:value-type="float">
            <text:p>46366</text:p>
          </table:table-cell>
          <table:table-cell table:formula="of:=[.C109]+[.E108]" office:value-type="float" office:value="10297" calcext:value-type="float">
            <text:p>1029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2</text:p>
          </table:table-cell>
          <table:table-cell office:value-type="float" office:value="351" calcext:value-type="float">
            <text:p>351</text:p>
          </table:table-cell>
          <table:table-cell office:value-type="float" office:value="75" calcext:value-type="float">
            <text:p>75</text:p>
          </table:table-cell>
          <table:table-cell table:formula="of:=[.D109]+[.B110]" office:value-type="float" office:value="46717" calcext:value-type="float">
            <text:p>46717</text:p>
          </table:table-cell>
          <table:table-cell table:formula="of:=[.C110]+[.E109]" office:value-type="float" office:value="10372" calcext:value-type="float">
            <text:p>1037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3</text:p>
          </table:table-cell>
          <table:table-cell office:value-type="float" office:value="343" calcext:value-type="float">
            <text:p>343</text:p>
          </table:table-cell>
          <table:table-cell office:value-type="float" office:value="70" calcext:value-type="float">
            <text:p>70</text:p>
          </table:table-cell>
          <table:table-cell table:formula="of:=[.D110]+[.B111]" office:value-type="float" office:value="47060" calcext:value-type="float">
            <text:p>47060</text:p>
          </table:table-cell>
          <table:table-cell table:formula="of:=[.C111]+[.E110]" office:value-type="float" office:value="10442" calcext:value-type="float">
            <text:p>1044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4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formula="of:=[.D111]+[.B112]" office:value-type="float" office:value="47170" calcext:value-type="float">
            <text:p>47170</text:p>
          </table:table-cell>
          <table:table-cell table:formula="of:=[.C112]+[.E111]" office:value-type="float" office:value="10467" calcext:value-type="float">
            <text:p>1046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D112]+[.B113]" office:value-type="float" office:value="47198" calcext:value-type="float">
            <text:p>47198</text:p>
          </table:table-cell>
          <table:table-cell table:formula="of:=[.C113]+[.E112]" office:value-type="float" office:value="10472" calcext:value-type="float">
            <text:p>1047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6</text:p>
          </table:table-cell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table:formula="of:=[.D113]+[.B114]" office:value-type="float" office:value="47570" calcext:value-type="float">
            <text:p>47570</text:p>
          </table:table-cell>
          <table:table-cell table:formula="of:=[.C114]+[.E113]" office:value-type="float" office:value="10551" calcext:value-type="float">
            <text:p>1055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7</text:p>
          </table:table-cell>
          <table:table-cell office:value-type="float" office:value="453" calcext:value-type="float">
            <text:p>453</text:p>
          </table:table-cell>
          <table:table-cell office:value-type="float" office:value="103" calcext:value-type="float">
            <text:p>103</text:p>
          </table:table-cell>
          <table:table-cell table:formula="of:=[.D114]+[.B115]" office:value-type="float" office:value="48023" calcext:value-type="float">
            <text:p>48023</text:p>
          </table:table-cell>
          <table:table-cell table:formula="of:=[.C115]+[.E114]" office:value-type="float" office:value="10654" calcext:value-type="float">
            <text:p>1065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8</text:p>
          </table:table-cell>
          <table:table-cell office:value-type="float" office:value="356" calcext:value-type="float">
            <text:p>356</text:p>
          </table:table-cell>
          <table:table-cell office:value-type="float" office:value="78" calcext:value-type="float">
            <text:p>78</text:p>
          </table:table-cell>
          <table:table-cell table:formula="of:=[.D115]+[.B116]" office:value-type="float" office:value="48379" calcext:value-type="float">
            <text:p>48379</text:p>
          </table:table-cell>
          <table:table-cell table:formula="of:=[.C116]+[.E115]" office:value-type="float" office:value="10732" calcext:value-type="float">
            <text:p>107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19</text:p>
          </table:table-cell>
          <table:table-cell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  <table:table-cell table:formula="of:=[.D116]+[.B117]" office:value-type="float" office:value="48798" calcext:value-type="float">
            <text:p>48798</text:p>
          </table:table-cell>
          <table:table-cell table:formula="of:=[.C117]+[.E116]" office:value-type="float" office:value="10848" calcext:value-type="float">
            <text:p>1084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0</text:p>
          </table:table-cell>
          <table:table-cell office:value-type="float" office:value="349" calcext:value-type="float">
            <text:p>349</text:p>
          </table:table-cell>
          <table:table-cell office:value-type="float" office:value="88" calcext:value-type="float">
            <text:p>88</text:p>
          </table:table-cell>
          <table:table-cell table:formula="of:=[.D117]+[.B118]" office:value-type="float" office:value="49147" calcext:value-type="float">
            <text:p>49147</text:p>
          </table:table-cell>
          <table:table-cell table:formula="of:=[.C118]+[.E117]" office:value-type="float" office:value="10936" calcext:value-type="float">
            <text:p>1093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1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formula="of:=[.D118]+[.B119]" office:value-type="float" office:value="49287" calcext:value-type="float">
            <text:p>49287</text:p>
          </table:table-cell>
          <table:table-cell table:formula="of:=[.C119]+[.E118]" office:value-type="float" office:value="10976" calcext:value-type="float">
            <text:p>1097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D119]+[.B120]" office:value-type="float" office:value="49352" calcext:value-type="float">
            <text:p>49352</text:p>
          </table:table-cell>
          <table:table-cell table:formula="of:=[.C120]+[.E119]" office:value-type="float" office:value="10987" calcext:value-type="float">
            <text:p>1098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3</text:p>
          </table:table-cell>
          <table:table-cell office:value-type="float" office:value="396" calcext:value-type="float">
            <text:p>396</text:p>
          </table:table-cell>
          <table:table-cell office:value-type="float" office:value="82" calcext:value-type="float">
            <text:p>82</text:p>
          </table:table-cell>
          <table:table-cell table:formula="of:=[.D120]+[.B121]" office:value-type="float" office:value="49748" calcext:value-type="float">
            <text:p>49748</text:p>
          </table:table-cell>
          <table:table-cell table:formula="of:=[.C121]+[.E120]" office:value-type="float" office:value="11069" calcext:value-type="float">
            <text:p>110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4</text:p>
          </table:table-cell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[.D121]+[.B122]" office:value-type="float" office:value="50323" calcext:value-type="float">
            <text:p>50323</text:p>
          </table:table-cell>
          <table:table-cell table:formula="of:=[.C122]+[.E121]" office:value-type="float" office:value="11184" calcext:value-type="float">
            <text:p>1118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5</text:p>
          </table:table-cell>
          <table:table-cell office:value-type="float" office:value="520" calcext:value-type="float">
            <text:p>520</text:p>
          </table:table-cell>
          <table:table-cell office:value-type="float" office:value="107" calcext:value-type="float">
            <text:p>107</text:p>
          </table:table-cell>
          <table:table-cell table:formula="of:=[.D122]+[.B123]" office:value-type="float" office:value="50843" calcext:value-type="float">
            <text:p>50843</text:p>
          </table:table-cell>
          <table:table-cell table:formula="of:=[.C123]+[.E122]" office:value-type="float" office:value="11291" calcext:value-type="float">
            <text:p>1129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6</text:p>
          </table:table-cell>
          <table:table-cell office:value-type="float" office:value="443" calcext:value-type="float">
            <text:p>443</text:p>
          </table:table-cell>
          <table:table-cell office:value-type="float" office:value="125" calcext:value-type="float">
            <text:p>125</text:p>
          </table:table-cell>
          <table:table-cell table:formula="of:=[.D123]+[.B124]" office:value-type="float" office:value="51286" calcext:value-type="float">
            <text:p>51286</text:p>
          </table:table-cell>
          <table:table-cell table:formula="of:=[.C124]+[.E123]" office:value-type="float" office:value="11416" calcext:value-type="float">
            <text:p>1141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7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table:formula="of:=[.D124]+[.B125]" office:value-type="float" office:value="51734" calcext:value-type="float">
            <text:p>51734</text:p>
          </table:table-cell>
          <table:table-cell table:formula="of:=[.C125]+[.E124]" office:value-type="float" office:value="11526" calcext:value-type="float">
            <text:p>1152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8</text:p>
          </table:table-cell>
          <table:table-cell office:value-type="float" office:value="131" calcext:value-type="float">
            <text:p>131</text:p>
          </table:table-cell>
          <table:table-cell office:value-type="float" office:value="36" calcext:value-type="float">
            <text:p>36</text:p>
          </table:table-cell>
          <table:table-cell table:formula="of:=[.D125]+[.B126]" office:value-type="float" office:value="51865" calcext:value-type="float">
            <text:p>51865</text:p>
          </table:table-cell>
          <table:table-cell table:formula="of:=[.C126]+[.E125]" office:value-type="float" office:value="11562" calcext:value-type="float">
            <text:p>1156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29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D126]+[.B127]" office:value-type="float" office:value="51913" calcext:value-type="float">
            <text:p>51913</text:p>
          </table:table-cell>
          <table:table-cell table:formula="of:=[.C127]+[.E126]" office:value-type="float" office:value="11573" calcext:value-type="float">
            <text:p>1157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30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table:formula="of:=[.D127]+[.B128]" office:value-type="float" office:value="52374" calcext:value-type="float">
            <text:p>52374</text:p>
          </table:table-cell>
          <table:table-cell table:formula="of:=[.C128]+[.E127]" office:value-type="float" office:value="11673" calcext:value-type="float">
            <text:p>1167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3-31</text:p>
          </table:table-cell>
          <table:table-cell office:value-type="float" office:value="653" calcext:value-type="float">
            <text:p>653</text:p>
          </table:table-cell>
          <table:table-cell office:value-type="float" office:value="151" calcext:value-type="float">
            <text:p>151</text:p>
          </table:table-cell>
          <table:table-cell table:formula="of:=[.D128]+[.B129]" office:value-type="float" office:value="53027" calcext:value-type="float">
            <text:p>53027</text:p>
          </table:table-cell>
          <table:table-cell table:formula="of:=[.C129]+[.E128]" office:value-type="float" office:value="11824" calcext:value-type="float">
            <text:p>118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1</text:p>
          </table:table-cell>
          <table:table-cell office:value-type="float" office:value="621" calcext:value-type="float">
            <text:p>621</text:p>
          </table:table-cell>
          <table:table-cell office:value-type="float" office:value="130" calcext:value-type="float">
            <text:p>130</text:p>
          </table:table-cell>
          <table:table-cell table:formula="of:=[.D129]+[.B130]" office:value-type="float" office:value="53648" calcext:value-type="float">
            <text:p>53648</text:p>
          </table:table-cell>
          <table:table-cell table:formula="of:=[.C130]+[.E129]" office:value-type="float" office:value="11954" calcext:value-type="float">
            <text:p>1195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2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table:formula="of:=[.D130]+[.B131]" office:value-type="float" office:value="54145" calcext:value-type="float">
            <text:p>54145</text:p>
          </table:table-cell>
          <table:table-cell table:formula="of:=[.C131]+[.E130]" office:value-type="float" office:value="12099" calcext:value-type="float">
            <text:p>1209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3</text:p>
          </table:table-cell>
          <table:table-cell office:value-type="float" office:value="571" calcext:value-type="float">
            <text:p>571</text:p>
          </table:table-cell>
          <table:table-cell office:value-type="float" office:value="145" calcext:value-type="float">
            <text:p>145</text:p>
          </table:table-cell>
          <table:table-cell table:formula="of:=[.D131]+[.B132]" office:value-type="float" office:value="54716" calcext:value-type="float">
            <text:p>54716</text:p>
          </table:table-cell>
          <table:table-cell table:formula="of:=[.C132]+[.E131]" office:value-type="float" office:value="12244" calcext:value-type="float">
            <text:p>1224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4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table:formula="of:=[.D132]+[.B133]" office:value-type="float" office:value="54920" calcext:value-type="float">
            <text:p>54920</text:p>
          </table:table-cell>
          <table:table-cell table:formula="of:=[.C133]+[.E132]" office:value-type="float" office:value="12294" calcext:value-type="float">
            <text:p>1229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5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[.D133]+[.B134]" office:value-type="float" office:value="54984" calcext:value-type="float">
            <text:p>54984</text:p>
          </table:table-cell>
          <table:table-cell table:formula="of:=[.C134]+[.E133]" office:value-type="float" office:value="12313" calcext:value-type="float">
            <text:p>1231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D134]+[.B135]" office:value-type="float" office:value="55044" calcext:value-type="float">
            <text:p>55044</text:p>
          </table:table-cell>
          <table:table-cell table:formula="of:=[.C135]+[.E134]" office:value-type="float" office:value="12341" calcext:value-type="float">
            <text:p>1234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7</text:p>
          </table:table-cell>
          <table:table-cell office:value-type="float" office:value="638" calcext:value-type="float">
            <text:p>638</text:p>
          </table:table-cell>
          <table:table-cell office:value-type="float" office:value="158" calcext:value-type="float">
            <text:p>158</text:p>
          </table:table-cell>
          <table:table-cell table:formula="of:=[.D135]+[.B136]" office:value-type="float" office:value="55682" calcext:value-type="float">
            <text:p>55682</text:p>
          </table:table-cell>
          <table:table-cell table:formula="of:=[.C136]+[.E135]" office:value-type="float" office:value="12499" calcext:value-type="float">
            <text:p>1249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8</text:p>
          </table:table-cell>
          <table:table-cell office:value-type="float" office:value="954" calcext:value-type="float">
            <text:p>954</text:p>
          </table:table-cell>
          <table:table-cell office:value-type="float" office:value="241" calcext:value-type="float">
            <text:p>241</text:p>
          </table:table-cell>
          <table:table-cell table:formula="of:=[.D136]+[.B137]" office:value-type="float" office:value="56636" calcext:value-type="float">
            <text:p>56636</text:p>
          </table:table-cell>
          <table:table-cell table:formula="of:=[.C137]+[.E136]" office:value-type="float" office:value="12740" calcext:value-type="float">
            <text:p>1274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09</text:p>
          </table:table-cell>
          <table:table-cell office:value-type="float" office:value="768" calcext:value-type="float">
            <text:p>768</text:p>
          </table:table-cell>
          <table:table-cell office:value-type="float" office:value="212" calcext:value-type="float">
            <text:p>212</text:p>
          </table:table-cell>
          <table:table-cell table:formula="of:=[.D137]+[.B138]" office:value-type="float" office:value="57404" calcext:value-type="float">
            <text:p>57404</text:p>
          </table:table-cell>
          <table:table-cell table:formula="of:=[.C138]+[.E137]" office:value-type="float" office:value="12952" calcext:value-type="float">
            <text:p>1295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0</text:p>
          </table:table-cell>
          <table:table-cell office:value-type="float" office:value="749" calcext:value-type="float">
            <text:p>749</text:p>
          </table:table-cell>
          <table:table-cell office:value-type="float" office:value="193" calcext:value-type="float">
            <text:p>193</text:p>
          </table:table-cell>
          <table:table-cell table:formula="of:=[.D138]+[.B139]" office:value-type="float" office:value="58153" calcext:value-type="float">
            <text:p>58153</text:p>
          </table:table-cell>
          <table:table-cell table:formula="of:=[.C139]+[.E138]" office:value-type="float" office:value="13145" calcext:value-type="float">
            <text:p>1314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1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table:formula="of:=[.D139]+[.B140]" office:value-type="float" office:value="58398" calcext:value-type="float">
            <text:p>58398</text:p>
          </table:table-cell>
          <table:table-cell table:formula="of:=[.C140]+[.E139]" office:value-type="float" office:value="13219" calcext:value-type="float">
            <text:p>1321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formula="of:=[.D140]+[.B141]" office:value-type="float" office:value="58459" calcext:value-type="float">
            <text:p>58459</text:p>
          </table:table-cell>
          <table:table-cell table:formula="of:=[.C141]+[.E140]" office:value-type="float" office:value="13234" calcext:value-type="float">
            <text:p>1323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3</text:p>
          </table:table-cell>
          <table:table-cell office:value-type="float" office:value="644" calcext:value-type="float">
            <text:p>644</text:p>
          </table:table-cell>
          <table:table-cell office:value-type="float" office:value="216" calcext:value-type="float">
            <text:p>216</text:p>
          </table:table-cell>
          <table:table-cell table:formula="of:=[.D141]+[.B142]" office:value-type="float" office:value="59103" calcext:value-type="float">
            <text:p>59103</text:p>
          </table:table-cell>
          <table:table-cell table:formula="of:=[.C142]+[.E141]" office:value-type="float" office:value="13450" calcext:value-type="float">
            <text:p>1345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4</text:p>
          </table:table-cell>
          <table:table-cell office:value-type="float" office:value="803" calcext:value-type="float">
            <text:p>803</text:p>
          </table:table-cell>
          <table:table-cell office:value-type="float" office:value="182" calcext:value-type="float">
            <text:p>182</text:p>
          </table:table-cell>
          <table:table-cell table:formula="of:=[.D142]+[.B143]" office:value-type="float" office:value="59906" calcext:value-type="float">
            <text:p>59906</text:p>
          </table:table-cell>
          <table:table-cell table:formula="of:=[.C143]+[.E142]" office:value-type="float" office:value="13632" calcext:value-type="float">
            <text:p>136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5</text:p>
          </table:table-cell>
          <table:table-cell office:value-type="float" office:value="682" calcext:value-type="float">
            <text:p>682</text:p>
          </table:table-cell>
          <table:table-cell office:value-type="float" office:value="175" calcext:value-type="float">
            <text:p>175</text:p>
          </table:table-cell>
          <table:table-cell table:formula="of:=[.D143]+[.B144]" office:value-type="float" office:value="60588" calcext:value-type="float">
            <text:p>60588</text:p>
          </table:table-cell>
          <table:table-cell table:formula="of:=[.C144]+[.E143]" office:value-type="float" office:value="13807" calcext:value-type="float">
            <text:p>1380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6</text:p>
          </table:table-cell>
          <table:table-cell office:value-type="float" office:value="595" calcext:value-type="float">
            <text:p>595</text:p>
          </table:table-cell>
          <table:table-cell office:value-type="float" office:value="176" calcext:value-type="float">
            <text:p>176</text:p>
          </table:table-cell>
          <table:table-cell table:formula="of:=[.D144]+[.B145]" office:value-type="float" office:value="61183" calcext:value-type="float">
            <text:p>61183</text:p>
          </table:table-cell>
          <table:table-cell table:formula="of:=[.C145]+[.E144]" office:value-type="float" office:value="13983" calcext:value-type="float">
            <text:p>1398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7</text:p>
          </table:table-cell>
          <table:table-cell office:value-type="float" office:value="616" calcext:value-type="float">
            <text:p>616</text:p>
          </table:table-cell>
          <table:table-cell office:value-type="float" office:value="141" calcext:value-type="float">
            <text:p>141</text:p>
          </table:table-cell>
          <table:table-cell table:formula="of:=[.D145]+[.B146]" office:value-type="float" office:value="61799" calcext:value-type="float">
            <text:p>61799</text:p>
          </table:table-cell>
          <table:table-cell table:formula="of:=[.C146]+[.E145]" office:value-type="float" office:value="14124" calcext:value-type="float">
            <text:p>141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8</text:p>
          </table:table-cell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table:formula="of:=[.D146]+[.B147]" office:value-type="float" office:value="62006" calcext:value-type="float">
            <text:p>62006</text:p>
          </table:table-cell>
          <table:table-cell table:formula="of:=[.C147]+[.E146]" office:value-type="float" office:value="14176" calcext:value-type="float">
            <text:p>1417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19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table:formula="of:=[.D147]+[.B148]" office:value-type="float" office:value="62107" calcext:value-type="float">
            <text:p>62107</text:p>
          </table:table-cell>
          <table:table-cell table:formula="of:=[.C148]+[.E147]" office:value-type="float" office:value="14224" calcext:value-type="float">
            <text:p>142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0</text:p>
          </table:table-cell>
          <table:table-cell office:value-type="float" office:value="601" calcext:value-type="float">
            <text:p>601</text:p>
          </table:table-cell>
          <table:table-cell office:value-type="float" office:value="164" calcext:value-type="float">
            <text:p>164</text:p>
          </table:table-cell>
          <table:table-cell table:formula="of:=[.D148]+[.B149]" office:value-type="float" office:value="62708" calcext:value-type="float">
            <text:p>62708</text:p>
          </table:table-cell>
          <table:table-cell table:formula="of:=[.C149]+[.E148]" office:value-type="float" office:value="14388" calcext:value-type="float">
            <text:p>1438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1</text:p>
          </table:table-cell>
          <table:table-cell office:value-type="float" office:value="740" calcext:value-type="float">
            <text:p>740</text:p>
          </table:table-cell>
          <table:table-cell office:value-type="float" office:value="201" calcext:value-type="float">
            <text:p>201</text:p>
          </table:table-cell>
          <table:table-cell table:formula="of:=[.D149]+[.B150]" office:value-type="float" office:value="63448" calcext:value-type="float">
            <text:p>63448</text:p>
          </table:table-cell>
          <table:table-cell table:formula="of:=[.C150]+[.E149]" office:value-type="float" office:value="14589" calcext:value-type="float">
            <text:p>1458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2</text:p>
          </table:table-cell>
          <table:table-cell office:value-type="float" office:value="694" calcext:value-type="float">
            <text:p>694</text:p>
          </table:table-cell>
          <table:table-cell office:value-type="float" office:value="175" calcext:value-type="float">
            <text:p>175</text:p>
          </table:table-cell>
          <table:table-cell table:formula="of:=[.D150]+[.B151]" office:value-type="float" office:value="64142" calcext:value-type="float">
            <text:p>64142</text:p>
          </table:table-cell>
          <table:table-cell table:formula="of:=[.C151]+[.E150]" office:value-type="float" office:value="14764" calcext:value-type="float">
            <text:p>1476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3</text:p>
          </table:table-cell>
          <table:table-cell office:value-type="float" office:value="539" calcext:value-type="float">
            <text:p>539</text:p>
          </table:table-cell>
          <table:table-cell office:value-type="float" office:value="149" calcext:value-type="float">
            <text:p>149</text:p>
          </table:table-cell>
          <table:table-cell table:formula="of:=[.D151]+[.B152]" office:value-type="float" office:value="64681" calcext:value-type="float">
            <text:p>64681</text:p>
          </table:table-cell>
          <table:table-cell table:formula="of:=[.C152]+[.E151]" office:value-type="float" office:value="14913" calcext:value-type="float">
            <text:p>1491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4</text:p>
          </table:table-cell>
          <table:table-cell office:value-type="float" office:value="513" calcext:value-type="float">
            <text:p>513</text:p>
          </table:table-cell>
          <table:table-cell office:value-type="float" office:value="136" calcext:value-type="float">
            <text:p>136</text:p>
          </table:table-cell>
          <table:table-cell table:formula="of:=[.D152]+[.B153]" office:value-type="float" office:value="65194" calcext:value-type="float">
            <text:p>65194</text:p>
          </table:table-cell>
          <table:table-cell table:formula="of:=[.C153]+[.E152]" office:value-type="float" office:value="15049" calcext:value-type="float">
            <text:p>150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5</text:p>
          </table:table-cell>
          <table:table-cell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table:formula="of:=[.D153]+[.B154]" office:value-type="float" office:value="65387" calcext:value-type="float">
            <text:p>65387</text:p>
          </table:table-cell>
          <table:table-cell table:formula="of:=[.C154]+[.E153]" office:value-type="float" office:value="15098" calcext:value-type="float">
            <text:p>150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D154]+[.B155]" office:value-type="float" office:value="65409" calcext:value-type="float">
            <text:p>65409</text:p>
          </table:table-cell>
          <table:table-cell table:formula="of:=[.C155]+[.E154]" office:value-type="float" office:value="15102" calcext:value-type="float">
            <text:p>151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7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table:formula="of:=[.D155]+[.B156]" office:value-type="float" office:value="65869" calcext:value-type="float">
            <text:p>65869</text:p>
          </table:table-cell>
          <table:table-cell table:formula="of:=[.C156]+[.E155]" office:value-type="float" office:value="15201" calcext:value-type="float">
            <text:p>1520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8</text:p>
          </table:table-cell>
          <table:table-cell office:value-type="float" office:value="636" calcext:value-type="float">
            <text:p>636</text:p>
          </table:table-cell>
          <table:table-cell office:value-type="float" office:value="179" calcext:value-type="float">
            <text:p>179</text:p>
          </table:table-cell>
          <table:table-cell table:formula="of:=[.D156]+[.B157]" office:value-type="float" office:value="66505" calcext:value-type="float">
            <text:p>66505</text:p>
          </table:table-cell>
          <table:table-cell table:formula="of:=[.C157]+[.E156]" office:value-type="float" office:value="15380" calcext:value-type="float">
            <text:p>1538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29</text:p>
          </table:table-cell>
          <table:table-cell office:value-type="float" office:value="541" calcext:value-type="float">
            <text:p>541</text:p>
          </table:table-cell>
          <table:table-cell office:value-type="float" office:value="139" calcext:value-type="float">
            <text:p>139</text:p>
          </table:table-cell>
          <table:table-cell table:formula="of:=[.D157]+[.B158]" office:value-type="float" office:value="67046" calcext:value-type="float">
            <text:p>67046</text:p>
          </table:table-cell>
          <table:table-cell table:formula="of:=[.C158]+[.E157]" office:value-type="float" office:value="15519" calcext:value-type="float">
            <text:p>1551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4-30</text:p>
          </table:table-cell>
          <table:table-cell office:value-type="float" office:value="429" calcext:value-type="float">
            <text:p>429</text:p>
          </table:table-cell>
          <table:table-cell office:value-type="float" office:value="129" calcext:value-type="float">
            <text:p>129</text:p>
          </table:table-cell>
          <table:table-cell table:formula="of:=[.D158]+[.B159]" office:value-type="float" office:value="67475" calcext:value-type="float">
            <text:p>67475</text:p>
          </table:table-cell>
          <table:table-cell table:formula="of:=[.C159]+[.E158]" office:value-type="float" office:value="15648" calcext:value-type="float">
            <text:p>1564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1</text:p>
          </table:table-cell>
          <table:table-cell office:value-type="float" office:value="423" calcext:value-type="float">
            <text:p>423</text:p>
          </table:table-cell>
          <table:table-cell office:value-type="float" office:value="99" calcext:value-type="float">
            <text:p>99</text:p>
          </table:table-cell>
          <table:table-cell table:formula="of:=[.D159]+[.B160]" office:value-type="float" office:value="67898" calcext:value-type="float">
            <text:p>67898</text:p>
          </table:table-cell>
          <table:table-cell table:formula="of:=[.C160]+[.E159]" office:value-type="float" office:value="15747" calcext:value-type="float">
            <text:p>1574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2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table:formula="of:=[.D160]+[.B161]" office:value-type="float" office:value="68042" calcext:value-type="float">
            <text:p>68042</text:p>
          </table:table-cell>
          <table:table-cell table:formula="of:=[.C161]+[.E160]" office:value-type="float" office:value="15782" calcext:value-type="float">
            <text:p>1578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D161]+[.B162]" office:value-type="float" office:value="68079" calcext:value-type="float">
            <text:p>68079</text:p>
          </table:table-cell>
          <table:table-cell table:formula="of:=[.C162]+[.E161]" office:value-type="float" office:value="15796" calcext:value-type="float">
            <text:p>1579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D162]+[.B163]" office:value-type="float" office:value="68107" calcext:value-type="float">
            <text:p>68107</text:p>
          </table:table-cell>
          <table:table-cell table:formula="of:=[.C163]+[.E162]" office:value-type="float" office:value="15802" calcext:value-type="float">
            <text:p>158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5</text:p>
          </table:table-cell>
          <table:table-cell office:value-type="float" office:value="349" calcext:value-type="float">
            <text:p>349</text:p>
          </table:table-cell>
          <table:table-cell office:value-type="float" office:value="82" calcext:value-type="float">
            <text:p>82</text:p>
          </table:table-cell>
          <table:table-cell table:formula="of:=[.D163]+[.B164]" office:value-type="float" office:value="68456" calcext:value-type="float">
            <text:p>68456</text:p>
          </table:table-cell>
          <table:table-cell table:formula="of:=[.C164]+[.E163]" office:value-type="float" office:value="15884" calcext:value-type="float">
            <text:p>1588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6</text:p>
          </table:table-cell>
          <table:table-cell office:value-type="float" office:value="510" calcext:value-type="float">
            <text:p>510</text:p>
          </table:table-cell>
          <table:table-cell office:value-type="float" office:value="158" calcext:value-type="float">
            <text:p>158</text:p>
          </table:table-cell>
          <table:table-cell table:formula="of:=[.D164]+[.B165]" office:value-type="float" office:value="68966" calcext:value-type="float">
            <text:p>68966</text:p>
          </table:table-cell>
          <table:table-cell table:formula="of:=[.C165]+[.E164]" office:value-type="float" office:value="16042" calcext:value-type="float">
            <text:p>1604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7</text:p>
          </table:table-cell>
          <table:table-cell office:value-type="float" office:value="453" calcext:value-type="float">
            <text:p>453</text:p>
          </table:table-cell>
          <table:table-cell office:value-type="float" office:value="117" calcext:value-type="float">
            <text:p>117</text:p>
          </table:table-cell>
          <table:table-cell table:formula="of:=[.D165]+[.B166]" office:value-type="float" office:value="69419" calcext:value-type="float">
            <text:p>69419</text:p>
          </table:table-cell>
          <table:table-cell table:formula="of:=[.C166]+[.E165]" office:value-type="float" office:value="16159" calcext:value-type="float">
            <text:p>1615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8</text:p>
          </table:table-cell>
          <table:table-cell office:value-type="float" office:value="421" calcext:value-type="float">
            <text:p>421</text:p>
          </table:table-cell>
          <table:table-cell office:value-type="float" office:value="109" calcext:value-type="float">
            <text:p>109</text:p>
          </table:table-cell>
          <table:table-cell table:formula="of:=[.D166]+[.B167]" office:value-type="float" office:value="69840" calcext:value-type="float">
            <text:p>69840</text:p>
          </table:table-cell>
          <table:table-cell table:formula="of:=[.C167]+[.E166]" office:value-type="float" office:value="16268" calcext:value-type="float">
            <text:p>1626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09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table:formula="of:=[.D167]+[.B168]" office:value-type="float" office:value="69987" calcext:value-type="float">
            <text:p>69987</text:p>
          </table:table-cell>
          <table:table-cell table:formula="of:=[.C168]+[.E167]" office:value-type="float" office:value="16311" calcext:value-type="float">
            <text:p>1631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168]+[.B169]" office:value-type="float" office:value="70009" calcext:value-type="float">
            <text:p>70009</text:p>
          </table:table-cell>
          <table:table-cell table:formula="of:=[.C169]+[.E168]" office:value-type="float" office:value="16322" calcext:value-type="float">
            <text:p>1632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1</text:p>
          </table:table-cell>
          <table:table-cell office:value-type="float" office:value="319" calcext:value-type="float">
            <text:p>319</text:p>
          </table:table-cell>
          <table:table-cell office:value-type="float" office:value="84" calcext:value-type="float">
            <text:p>84</text:p>
          </table:table-cell>
          <table:table-cell table:formula="of:=[.D169]+[.B170]" office:value-type="float" office:value="70328" calcext:value-type="float">
            <text:p>70328</text:p>
          </table:table-cell>
          <table:table-cell table:formula="of:=[.C170]+[.E169]" office:value-type="float" office:value="16406" calcext:value-type="float">
            <text:p>1640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2</text:p>
          </table:table-cell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  <table:table-cell table:formula="of:=[.D170]+[.B171]" office:value-type="float" office:value="70671" calcext:value-type="float">
            <text:p>70671</text:p>
          </table:table-cell>
          <table:table-cell table:formula="of:=[.C171]+[.E170]" office:value-type="float" office:value="16493" calcext:value-type="float">
            <text:p>1649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3</text:p>
          </table:table-cell>
          <table:table-cell office:value-type="float" office:value="342" calcext:value-type="float">
            <text:p>342</text:p>
          </table:table-cell>
          <table:table-cell office:value-type="float" office:value="88" calcext:value-type="float">
            <text:p>88</text:p>
          </table:table-cell>
          <table:table-cell table:formula="of:=[.D171]+[.B172]" office:value-type="float" office:value="71013" calcext:value-type="float">
            <text:p>71013</text:p>
          </table:table-cell>
          <table:table-cell table:formula="of:=[.C172]+[.E171]" office:value-type="float" office:value="16581" calcext:value-type="float">
            <text:p>1658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4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[.D172]+[.B173]" office:value-type="float" office:value="71302" calcext:value-type="float">
            <text:p>71302</text:p>
          </table:table-cell>
          <table:table-cell table:formula="of:=[.C173]+[.E172]" office:value-type="float" office:value="16661" calcext:value-type="float">
            <text:p>166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5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table:formula="of:=[.D173]+[.B174]" office:value-type="float" office:value="71600" calcext:value-type="float">
            <text:p>71600</text:p>
          </table:table-cell>
          <table:table-cell table:formula="of:=[.C174]+[.E173]" office:value-type="float" office:value="16761" calcext:value-type="float">
            <text:p>167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6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formula="of:=[.D174]+[.B175]" office:value-type="float" office:value="71655" calcext:value-type="float">
            <text:p>71655</text:p>
          </table:table-cell>
          <table:table-cell table:formula="of:=[.C175]+[.E174]" office:value-type="float" office:value="16782" calcext:value-type="float">
            <text:p>1678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75]+[.B176]" office:value-type="float" office:value="71666" calcext:value-type="float">
            <text:p>71666</text:p>
          </table:table-cell>
          <table:table-cell table:formula="of:=[.C176]+[.E175]" office:value-type="float" office:value="16789" calcext:value-type="float">
            <text:p>1678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8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table:formula="of:=[.D176]+[.B177]" office:value-type="float" office:value="71911" calcext:value-type="float">
            <text:p>71911</text:p>
          </table:table-cell>
          <table:table-cell table:formula="of:=[.C177]+[.E176]" office:value-type="float" office:value="16862" calcext:value-type="float">
            <text:p>1686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19</text:p>
          </table:table-cell>
          <table:table-cell office:value-type="float" office:value="329" calcext:value-type="float">
            <text:p>329</text:p>
          </table:table-cell>
          <table:table-cell office:value-type="float" office:value="74" calcext:value-type="float">
            <text:p>74</text:p>
          </table:table-cell>
          <table:table-cell table:formula="of:=[.D177]+[.B178]" office:value-type="float" office:value="72240" calcext:value-type="float">
            <text:p>72240</text:p>
          </table:table-cell>
          <table:table-cell table:formula="of:=[.C178]+[.E177]" office:value-type="float" office:value="16936" calcext:value-type="float">
            <text:p>1693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0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table:formula="of:=[.D178]+[.B179]" office:value-type="float" office:value="72490" calcext:value-type="float">
            <text:p>72490</text:p>
          </table:table-cell>
          <table:table-cell table:formula="of:=[.C179]+[.E178]" office:value-type="float" office:value="17004" calcext:value-type="float">
            <text:p>1700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1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[.D179]+[.B180]" office:value-type="float" office:value="72681" calcext:value-type="float">
            <text:p>72681</text:p>
          </table:table-cell>
          <table:table-cell table:formula="of:=[.C180]+[.E179]" office:value-type="float" office:value="17060" calcext:value-type="float">
            <text:p>1706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2</text:p>
          </table:table-cell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table:formula="of:=[.D180]+[.B181]" office:value-type="float" office:value="72872" calcext:value-type="float">
            <text:p>72872</text:p>
          </table:table-cell>
          <table:table-cell table:formula="of:=[.C181]+[.E180]" office:value-type="float" office:value="17104" calcext:value-type="float">
            <text:p>1710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D181]+[.B182]" office:value-type="float" office:value="72918" calcext:value-type="float">
            <text:p>72918</text:p>
          </table:table-cell>
          <table:table-cell table:formula="of:=[.C182]+[.E181]" office:value-type="float" office:value="17112" calcext:value-type="float">
            <text:p>1711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82]+[.B183]" office:value-type="float" office:value="72935" calcext:value-type="float">
            <text:p>72935</text:p>
          </table:table-cell>
          <table:table-cell table:formula="of:=[.C183]+[.E182]" office:value-type="float" office:value="17117" calcext:value-type="float">
            <text:p>1711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5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table:formula="of:=[.D183]+[.B184]" office:value-type="float" office:value="73086" calcext:value-type="float">
            <text:p>73086</text:p>
          </table:table-cell>
          <table:table-cell table:formula="of:=[.C184]+[.E183]" office:value-type="float" office:value="17158" calcext:value-type="float">
            <text:p>1715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6</text:p>
          </table:table-cell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table:formula="of:=[.D184]+[.B185]" office:value-type="float" office:value="73295" calcext:value-type="float">
            <text:p>73295</text:p>
          </table:table-cell>
          <table:table-cell table:formula="of:=[.C185]+[.E184]" office:value-type="float" office:value="17213" calcext:value-type="float">
            <text:p>1721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7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formula="of:=[.D185]+[.B186]" office:value-type="float" office:value="73430" calcext:value-type="float">
            <text:p>73430</text:p>
          </table:table-cell>
          <table:table-cell table:formula="of:=[.C186]+[.E185]" office:value-type="float" office:value="17243" calcext:value-type="float">
            <text:p>1724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8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D186]+[.B187]" office:value-type="float" office:value="73547" calcext:value-type="float">
            <text:p>73547</text:p>
          </table:table-cell>
          <table:table-cell table:formula="of:=[.C187]+[.E186]" office:value-type="float" office:value="17278" calcext:value-type="float">
            <text:p>1727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29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table:formula="of:=[.D187]+[.B188]" office:value-type="float" office:value="73672" calcext:value-type="float">
            <text:p>73672</text:p>
          </table:table-cell>
          <table:table-cell table:formula="of:=[.C188]+[.E187]" office:value-type="float" office:value="17310" calcext:value-type="float">
            <text:p>1731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3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formula="of:=[.D188]+[.B189]" office:value-type="float" office:value="73728" calcext:value-type="float">
            <text:p>73728</text:p>
          </table:table-cell>
          <table:table-cell table:formula="of:=[.C189]+[.E188]" office:value-type="float" office:value="17333" calcext:value-type="float">
            <text:p>1733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5-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189]+[.B190]" office:value-type="float" office:value="73735" calcext:value-type="float">
            <text:p>73735</text:p>
          </table:table-cell>
          <table:table-cell table:formula="of:=[.C190]+[.E189]" office:value-type="float" office:value="17338" calcext:value-type="float">
            <text:p>1733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1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table:formula="of:=[.D190]+[.B191]" office:value-type="float" office:value="73846" calcext:value-type="float">
            <text:p>73846</text:p>
          </table:table-cell>
          <table:table-cell table:formula="of:=[.C191]+[.E190]" office:value-type="float" office:value="17373" calcext:value-type="float">
            <text:p>1737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2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[.D191]+[.B192]" office:value-type="float" office:value="73974" calcext:value-type="float">
            <text:p>73974</text:p>
          </table:table-cell>
          <table:table-cell table:formula="of:=[.C192]+[.E191]" office:value-type="float" office:value="17404" calcext:value-type="float">
            <text:p>1740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3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formula="of:=[.D192]+[.B193]" office:value-type="float" office:value="74065" calcext:value-type="float">
            <text:p>74065</text:p>
          </table:table-cell>
          <table:table-cell table:formula="of:=[.C193]+[.E192]" office:value-type="float" office:value="17434" calcext:value-type="float">
            <text:p>1743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D193]+[.B194]" office:value-type="float" office:value="74091" calcext:value-type="float">
            <text:p>74091</text:p>
          </table:table-cell>
          <table:table-cell table:formula="of:=[.C194]+[.E193]" office:value-type="float" office:value="17441" calcext:value-type="float">
            <text:p>1744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D194]+[.B195]" office:value-type="float" office:value="74129" calcext:value-type="float">
            <text:p>74129</text:p>
          </table:table-cell>
          <table:table-cell table:formula="of:=[.C195]+[.E194]" office:value-type="float" office:value="17449" calcext:value-type="float">
            <text:p>174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195]+[.B196]" office:value-type="float" office:value="74142" calcext:value-type="float">
            <text:p>74142</text:p>
          </table:table-cell>
          <table:table-cell table:formula="of:=[.C196]+[.E195]" office:value-type="float" office:value="17453" calcext:value-type="float">
            <text:p>1745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96]+[.B197]" office:value-type="float" office:value="74150" calcext:value-type="float">
            <text:p>74150</text:p>
          </table:table-cell>
          <table:table-cell table:formula="of:=[.C197]+[.E196]" office:value-type="float" office:value="17455" calcext:value-type="float">
            <text:p>1745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8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table:formula="of:=[.D197]+[.B198]" office:value-type="float" office:value="74245" calcext:value-type="float">
            <text:p>74245</text:p>
          </table:table-cell>
          <table:table-cell table:formula="of:=[.C198]+[.E197]" office:value-type="float" office:value="17481" calcext:value-type="float">
            <text:p>1748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09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table:formula="of:=[.D198]+[.B199]" office:value-type="float" office:value="74353" calcext:value-type="float">
            <text:p>74353</text:p>
          </table:table-cell>
          <table:table-cell table:formula="of:=[.C199]+[.E198]" office:value-type="float" office:value="17508" calcext:value-type="float">
            <text:p>1750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0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formula="of:=[.D199]+[.B200]" office:value-type="float" office:value="74437" calcext:value-type="float">
            <text:p>74437</text:p>
          </table:table-cell>
          <table:table-cell table:formula="of:=[.C200]+[.E199]" office:value-type="float" office:value="17530" calcext:value-type="float">
            <text:p>1753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D200]+[.B201]" office:value-type="float" office:value="74505" calcext:value-type="float">
            <text:p>74505</text:p>
          </table:table-cell>
          <table:table-cell table:formula="of:=[.C201]+[.E200]" office:value-type="float" office:value="17549" calcext:value-type="float">
            <text:p>175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D201]+[.B202]" office:value-type="float" office:value="74552" calcext:value-type="float">
            <text:p>74552</text:p>
          </table:table-cell>
          <table:table-cell table:formula="of:=[.C202]+[.E201]" office:value-type="float" office:value="17564" calcext:value-type="float">
            <text:p>1756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02]+[.B203]" office:value-type="float" office:value="74563" calcext:value-type="float">
            <text:p>74563</text:p>
          </table:table-cell>
          <table:table-cell table:formula="of:=[.C203]+[.E202]" office:value-type="float" office:value="17569" calcext:value-type="float">
            <text:p>175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03]+[.B204]" office:value-type="float" office:value="74564" calcext:value-type="float">
            <text:p>74564</text:p>
          </table:table-cell>
          <table:table-cell table:formula="of:=[.C204]+[.E203]" office:value-type="float" office:value="17569" calcext:value-type="float">
            <text:p>175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[.D204]+[.B205]" office:value-type="float" office:value="74616" calcext:value-type="float">
            <text:p>74616</text:p>
          </table:table-cell>
          <table:table-cell table:formula="of:=[.C205]+[.E204]" office:value-type="float" office:value="17579" calcext:value-type="float">
            <text:p>1757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[.D205]+[.B206]" office:value-type="float" office:value="74678" calcext:value-type="float">
            <text:p>74678</text:p>
          </table:table-cell>
          <table:table-cell table:formula="of:=[.C206]+[.E205]" office:value-type="float" office:value="17591" calcext:value-type="float">
            <text:p>1759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7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[.D206]+[.B207]" office:value-type="float" office:value="74724" calcext:value-type="float">
            <text:p>74724</text:p>
          </table:table-cell>
          <table:table-cell table:formula="of:=[.C207]+[.E206]" office:value-type="float" office:value="17604" calcext:value-type="float">
            <text:p>1760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[.D207]+[.B208]" office:value-type="float" office:value="74772" calcext:value-type="float">
            <text:p>74772</text:p>
          </table:table-cell>
          <table:table-cell table:formula="of:=[.C208]+[.E207]" office:value-type="float" office:value="17616" calcext:value-type="float">
            <text:p>1761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19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D208]+[.B209]" office:value-type="float" office:value="74813" calcext:value-type="float">
            <text:p>74813</text:p>
          </table:table-cell>
          <table:table-cell table:formula="of:=[.C209]+[.E208]" office:value-type="float" office:value="17631" calcext:value-type="float">
            <text:p>1763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9]+[.B210]" office:value-type="float" office:value="74818" calcext:value-type="float">
            <text:p>74818</text:p>
          </table:table-cell>
          <table:table-cell table:formula="of:=[.C210]+[.E209]" office:value-type="float" office:value="17632" calcext:value-type="float">
            <text:p>176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10]+[.B211]" office:value-type="float" office:value="74819" calcext:value-type="float">
            <text:p>74819</text:p>
          </table:table-cell>
          <table:table-cell table:formula="of:=[.C211]+[.E210]" office:value-type="float" office:value="17632" calcext:value-type="float">
            <text:p>1763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211]+[.B212]" office:value-type="float" office:value="74848" calcext:value-type="float">
            <text:p>74848</text:p>
          </table:table-cell>
          <table:table-cell table:formula="of:=[.C212]+[.E211]" office:value-type="float" office:value="17647" calcext:value-type="float">
            <text:p>1764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D212]+[.B213]" office:value-type="float" office:value="74883" calcext:value-type="float">
            <text:p>74883</text:p>
          </table:table-cell>
          <table:table-cell table:formula="of:=[.C213]+[.E212]" office:value-type="float" office:value="17653" calcext:value-type="float">
            <text:p>1765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D213]+[.B214]" office:value-type="float" office:value="74907" calcext:value-type="float">
            <text:p>74907</text:p>
          </table:table-cell>
          <table:table-cell table:formula="of:=[.C214]+[.E213]" office:value-type="float" office:value="17657" calcext:value-type="float">
            <text:p>1765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D214]+[.B215]" office:value-type="float" office:value="74943" calcext:value-type="float">
            <text:p>74943</text:p>
          </table:table-cell>
          <table:table-cell table:formula="of:=[.C215]+[.E214]" office:value-type="float" office:value="17663" calcext:value-type="float">
            <text:p>1766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215]+[.B216]" office:value-type="float" office:value="74964" calcext:value-type="float">
            <text:p>74964</text:p>
          </table:table-cell>
          <table:table-cell table:formula="of:=[.C216]+[.E215]" office:value-type="float" office:value="17668" calcext:value-type="float">
            <text:p>1766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216]+[.B217]" office:value-type="float" office:value="74969" calcext:value-type="float">
            <text:p>74969</text:p>
          </table:table-cell>
          <table:table-cell table:formula="of:=[.C217]+[.E216]" office:value-type="float" office:value="17668" calcext:value-type="float">
            <text:p>1766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7]+[.B218]" office:value-type="float" office:value="74969" calcext:value-type="float">
            <text:p>74969</text:p>
          </table:table-cell>
          <table:table-cell table:formula="of:=[.C218]+[.E217]" office:value-type="float" office:value="17668" calcext:value-type="float">
            <text:p>1766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2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218]+[.B219]" office:value-type="float" office:value="74995" calcext:value-type="float">
            <text:p>74995</text:p>
          </table:table-cell>
          <table:table-cell table:formula="of:=[.C219]+[.E218]" office:value-type="float" office:value="17677" calcext:value-type="float">
            <text:p>1767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6-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D219]+[.B220]" office:value-type="float" office:value="75011" calcext:value-type="float">
            <text:p>75011</text:p>
          </table:table-cell>
          <table:table-cell table:formula="of:=[.C220]+[.E219]" office:value-type="float" office:value="17680" calcext:value-type="float">
            <text:p>1768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D220]+[.B221]" office:value-type="float" office:value="75034" calcext:value-type="float">
            <text:p>75034</text:p>
          </table:table-cell>
          <table:table-cell table:formula="of:=[.C221]+[.E220]" office:value-type="float" office:value="17687" calcext:value-type="float">
            <text:p>1768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221]+[.B222]" office:value-type="float" office:value="75055" calcext:value-type="float">
            <text:p>75055</text:p>
          </table:table-cell>
          <table:table-cell table:formula="of:=[.C222]+[.E221]" office:value-type="float" office:value="17695" calcext:value-type="float">
            <text:p>1769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222]+[.B223]" office:value-type="float" office:value="75073" calcext:value-type="float">
            <text:p>75073</text:p>
          </table:table-cell>
          <table:table-cell table:formula="of:=[.C223]+[.E222]" office:value-type="float" office:value="17700" calcext:value-type="float">
            <text:p>1770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3]+[.B224]" office:value-type="float" office:value="75074" calcext:value-type="float">
            <text:p>75074</text:p>
          </table:table-cell>
          <table:table-cell table:formula="of:=[.C224]+[.E223]" office:value-type="float" office:value="17700" calcext:value-type="float">
            <text:p>1770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4]+[.B225]" office:value-type="float" office:value="75075" calcext:value-type="float">
            <text:p>75075</text:p>
          </table:table-cell>
          <table:table-cell table:formula="of:=[.C225]+[.E224]" office:value-type="float" office:value="17700" calcext:value-type="float">
            <text:p>1770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25]+[.B226]" office:value-type="float" office:value="75085" calcext:value-type="float">
            <text:p>75085</text:p>
          </table:table-cell>
          <table:table-cell table:formula="of:=[.C226]+[.E225]" office:value-type="float" office:value="17704" calcext:value-type="float">
            <text:p>1770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26]+[.B227]" office:value-type="float" office:value="75102" calcext:value-type="float">
            <text:p>75102</text:p>
          </table:table-cell>
          <table:table-cell table:formula="of:=[.C227]+[.E226]" office:value-type="float" office:value="17715" calcext:value-type="float">
            <text:p>1771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D227]+[.B228]" office:value-type="float" office:value="75121" calcext:value-type="float">
            <text:p>75121</text:p>
          </table:table-cell>
          <table:table-cell table:formula="of:=[.C228]+[.E227]" office:value-type="float" office:value="17718" calcext:value-type="float">
            <text:p>1771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0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228]+[.B229]" office:value-type="float" office:value="75138" calcext:value-type="float">
            <text:p>75138</text:p>
          </table:table-cell>
          <table:table-cell table:formula="of:=[.C229]+[.E228]" office:value-type="float" office:value="17721" calcext:value-type="float">
            <text:p>1772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229]+[.B230]" office:value-type="float" office:value="75145" calcext:value-type="float">
            <text:p>75145</text:p>
          </table:table-cell>
          <table:table-cell table:formula="of:=[.C230]+[.E229]" office:value-type="float" office:value="17724" calcext:value-type="float">
            <text:p>177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30]+[.B231]" office:value-type="float" office:value="75146" calcext:value-type="float">
            <text:p>75146</text:p>
          </table:table-cell>
          <table:table-cell table:formula="of:=[.C231]+[.E230]" office:value-type="float" office:value="17724" calcext:value-type="float">
            <text:p>177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1]+[.B232]" office:value-type="float" office:value="75146" calcext:value-type="float">
            <text:p>75146</text:p>
          </table:table-cell>
          <table:table-cell table:formula="of:=[.C232]+[.E231]" office:value-type="float" office:value="17724" calcext:value-type="float">
            <text:p>177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32]+[.B233]" office:value-type="float" office:value="75159" calcext:value-type="float">
            <text:p>75159</text:p>
          </table:table-cell>
          <table:table-cell table:formula="of:=[.C233]+[.E232]" office:value-type="float" office:value="17731" calcext:value-type="float">
            <text:p>1773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33]+[.B234]" office:value-type="float" office:value="75165" calcext:value-type="float">
            <text:p>75165</text:p>
          </table:table-cell>
          <table:table-cell table:formula="of:=[.C234]+[.E233]" office:value-type="float" office:value="17734" calcext:value-type="float">
            <text:p>1773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D234]+[.B235]" office:value-type="float" office:value="75177" calcext:value-type="float">
            <text:p>75177</text:p>
          </table:table-cell>
          <table:table-cell table:formula="of:=[.C235]+[.E234]" office:value-type="float" office:value="17736" calcext:value-type="float">
            <text:p>1773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35]+[.B236]" office:value-type="float" office:value="75191" calcext:value-type="float">
            <text:p>75191</text:p>
          </table:table-cell>
          <table:table-cell table:formula="of:=[.C236]+[.E235]" office:value-type="float" office:value="17737" calcext:value-type="float">
            <text:p>1773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36]+[.B237]" office:value-type="float" office:value="75198" calcext:value-type="float">
            <text:p>75198</text:p>
          </table:table-cell>
          <table:table-cell table:formula="of:=[.C237]+[.E236]" office:value-type="float" office:value="17739" calcext:value-type="float">
            <text:p>177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37]+[.B238]" office:value-type="float" office:value="75201" calcext:value-type="float">
            <text:p>75201</text:p>
          </table:table-cell>
          <table:table-cell table:formula="of:=[.C238]+[.E237]" office:value-type="float" office:value="17739" calcext:value-type="float">
            <text:p>177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8]+[.B239]" office:value-type="float" office:value="75201" calcext:value-type="float">
            <text:p>75201</text:p>
          </table:table-cell>
          <table:table-cell table:formula="of:=[.C239]+[.E238]" office:value-type="float" office:value="17739" calcext:value-type="float">
            <text:p>177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39]+[.B240]" office:value-type="float" office:value="75205" calcext:value-type="float">
            <text:p>75205</text:p>
          </table:table-cell>
          <table:table-cell table:formula="of:=[.C240]+[.E239]" office:value-type="float" office:value="17739" calcext:value-type="float">
            <text:p>177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40]+[.B241]" office:value-type="float" office:value="75208" calcext:value-type="float">
            <text:p>75208</text:p>
          </table:table-cell>
          <table:table-cell table:formula="of:=[.C241]+[.E240]" office:value-type="float" office:value="17739" calcext:value-type="float">
            <text:p>177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41]+[.B242]" office:value-type="float" office:value="75217" calcext:value-type="float">
            <text:p>75217</text:p>
          </table:table-cell>
          <table:table-cell table:formula="of:=[.C242]+[.E241]" office:value-type="float" office:value="17742" calcext:value-type="float">
            <text:p>1774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42]+[.B243]" office:value-type="float" office:value="75221" calcext:value-type="float">
            <text:p>75221</text:p>
          </table:table-cell>
          <table:table-cell table:formula="of:=[.C243]+[.E242]" office:value-type="float" office:value="17744" calcext:value-type="float">
            <text:p>1774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43]+[.B244]" office:value-type="float" office:value="75227" calcext:value-type="float">
            <text:p>75227</text:p>
          </table:table-cell>
          <table:table-cell table:formula="of:=[.C244]+[.E243]" office:value-type="float" office:value="17746" calcext:value-type="float">
            <text:p>1774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44]+[.B245]" office:value-type="float" office:value="75228" calcext:value-type="float">
            <text:p>75228</text:p>
          </table:table-cell>
          <table:table-cell table:formula="of:=[.C245]+[.E244]" office:value-type="float" office:value="17746" calcext:value-type="float">
            <text:p>1774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5]+[.B246]" office:value-type="float" office:value="75228" calcext:value-type="float">
            <text:p>75228</text:p>
          </table:table-cell>
          <table:table-cell table:formula="of:=[.C246]+[.E245]" office:value-type="float" office:value="17746" calcext:value-type="float">
            <text:p>1774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46]+[.B247]" office:value-type="float" office:value="75235" calcext:value-type="float">
            <text:p>75235</text:p>
          </table:table-cell>
          <table:table-cell table:formula="of:=[.C247]+[.E246]" office:value-type="float" office:value="17747" calcext:value-type="float">
            <text:p>17747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47]+[.B248]" office:value-type="float" office:value="75238" calcext:value-type="float">
            <text:p>75238</text:p>
          </table:table-cell>
          <table:table-cell table:formula="of:=[.C248]+[.E247]" office:value-type="float" office:value="17748" calcext:value-type="float">
            <text:p>1774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8]+[.B249]" office:value-type="float" office:value="75243" calcext:value-type="float">
            <text:p>75243</text:p>
          </table:table-cell>
          <table:table-cell table:formula="of:=[.C249]+[.E248]" office:value-type="float" office:value="17749" calcext:value-type="float">
            <text:p>177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49]+[.B250]" office:value-type="float" office:value="75245" calcext:value-type="float">
            <text:p>75245</text:p>
          </table:table-cell>
          <table:table-cell table:formula="of:=[.C250]+[.E249]" office:value-type="float" office:value="17749" calcext:value-type="float">
            <text:p>1774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7-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50]+[.B251]" office:value-type="float" office:value="75247" calcext:value-type="float">
            <text:p>75247</text:p>
          </table:table-cell>
          <table:table-cell table:formula="of:=[.C251]+[.E250]" office:value-type="float" office:value="17750" calcext:value-type="float">
            <text:p>1775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1]+[.B252]" office:value-type="float" office:value="75247" calcext:value-type="float">
            <text:p>75247</text:p>
          </table:table-cell>
          <table:table-cell table:formula="of:=[.C252]+[.E251]" office:value-type="float" office:value="17750" calcext:value-type="float">
            <text:p>1775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2]+[.B253]" office:value-type="float" office:value="75247" calcext:value-type="float">
            <text:p>75247</text:p>
          </table:table-cell>
          <table:table-cell table:formula="of:=[.C253]+[.E252]" office:value-type="float" office:value="17750" calcext:value-type="float">
            <text:p>1775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53]+[.B254]" office:value-type="float" office:value="75251" calcext:value-type="float">
            <text:p>75251</text:p>
          </table:table-cell>
          <table:table-cell table:formula="of:=[.C254]+[.E253]" office:value-type="float" office:value="17752" calcext:value-type="float">
            <text:p>1775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54]+[.B255]" office:value-type="float" office:value="75255" calcext:value-type="float">
            <text:p>75255</text:p>
          </table:table-cell>
          <table:table-cell table:formula="of:=[.C255]+[.E254]" office:value-type="float" office:value="17752" calcext:value-type="float">
            <text:p>1775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255]+[.B256]" office:value-type="float" office:value="75261" calcext:value-type="float">
            <text:p>75261</text:p>
          </table:table-cell>
          <table:table-cell table:formula="of:=[.C256]+[.E255]" office:value-type="float" office:value="17756" calcext:value-type="float">
            <text:p>1775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56]+[.B257]" office:value-type="float" office:value="75267" calcext:value-type="float">
            <text:p>75267</text:p>
          </table:table-cell>
          <table:table-cell table:formula="of:=[.C257]+[.E256]" office:value-type="float" office:value="17759" calcext:value-type="float">
            <text:p>1775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57]+[.B258]" office:value-type="float" office:value="75271" calcext:value-type="float">
            <text:p>75271</text:p>
          </table:table-cell>
          <table:table-cell table:formula="of:=[.C258]+[.E257]" office:value-type="float" office:value="17761" calcext:value-type="float">
            <text:p>177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8]+[.B259]" office:value-type="float" office:value="75271" calcext:value-type="float">
            <text:p>75271</text:p>
          </table:table-cell>
          <table:table-cell table:formula="of:=[.C259]+[.E258]" office:value-type="float" office:value="17761" calcext:value-type="float">
            <text:p>177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9]+[.B260]" office:value-type="float" office:value="75271" calcext:value-type="float">
            <text:p>75271</text:p>
          </table:table-cell>
          <table:table-cell table:formula="of:=[.C260]+[.E259]" office:value-type="float" office:value="17761" calcext:value-type="float">
            <text:p>177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0]+[.B261]" office:value-type="float" office:value="75271" calcext:value-type="float">
            <text:p>75271</text:p>
          </table:table-cell>
          <table:table-cell table:formula="of:=[.C261]+[.E260]" office:value-type="float" office:value="17761" calcext:value-type="float">
            <text:p>1776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61]+[.B262]" office:value-type="float" office:value="75275" calcext:value-type="float">
            <text:p>75275</text:p>
          </table:table-cell>
          <table:table-cell table:formula="of:=[.C262]+[.E261]" office:value-type="float" office:value="17762" calcext:value-type="float">
            <text:p>1776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62]+[.B263]" office:value-type="float" office:value="75277" calcext:value-type="float">
            <text:p>75277</text:p>
          </table:table-cell>
          <table:table-cell table:formula="of:=[.C263]+[.E262]" office:value-type="float" office:value="17763" calcext:value-type="float">
            <text:p>1776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263]+[.B264]" office:value-type="float" office:value="75283" calcext:value-type="float">
            <text:p>75283</text:p>
          </table:table-cell>
          <table:table-cell table:formula="of:=[.C264]+[.E263]" office:value-type="float" office:value="17765" calcext:value-type="float">
            <text:p>177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64]+[.B265]" office:value-type="float" office:value="75285" calcext:value-type="float">
            <text:p>75285</text:p>
          </table:table-cell>
          <table:table-cell table:formula="of:=[.C265]+[.E264]" office:value-type="float" office:value="17765" calcext:value-type="float">
            <text:p>177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5]+[.B266]" office:value-type="float" office:value="75285" calcext:value-type="float">
            <text:p>75285</text:p>
          </table:table-cell>
          <table:table-cell table:formula="of:=[.C266]+[.E265]" office:value-type="float" office:value="17765" calcext:value-type="float">
            <text:p>177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6]+[.B267]" office:value-type="float" office:value="75285" calcext:value-type="float">
            <text:p>75285</text:p>
          </table:table-cell>
          <table:table-cell table:formula="of:=[.C267]+[.E266]" office:value-type="float" office:value="17765" calcext:value-type="float">
            <text:p>177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7]+[.B268]" office:value-type="float" office:value="75292" calcext:value-type="float">
            <text:p>75292</text:p>
          </table:table-cell>
          <table:table-cell table:formula="of:=[.C268]+[.E267]" office:value-type="float" office:value="17769" calcext:value-type="float">
            <text:p>177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68]+[.B269]" office:value-type="float" office:value="75293" calcext:value-type="float">
            <text:p>75293</text:p>
          </table:table-cell>
          <table:table-cell table:formula="of:=[.C269]+[.E268]" office:value-type="float" office:value="17769" calcext:value-type="float">
            <text:p>177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69]+[.B270]" office:value-type="float" office:value="75297" calcext:value-type="float">
            <text:p>75297</text:p>
          </table:table-cell>
          <table:table-cell table:formula="of:=[.C270]+[.E269]" office:value-type="float" office:value="17771" calcext:value-type="float">
            <text:p>1777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0]+[.B271]" office:value-type="float" office:value="75301" calcext:value-type="float">
            <text:p>75301</text:p>
          </table:table-cell>
          <table:table-cell table:formula="of:=[.C271]+[.E270]" office:value-type="float" office:value="17774" calcext:value-type="float">
            <text:p>1777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1]+[.B272]" office:value-type="float" office:value="75302" calcext:value-type="float">
            <text:p>75302</text:p>
          </table:table-cell>
          <table:table-cell table:formula="of:=[.C272]+[.E271]" office:value-type="float" office:value="17775" calcext:value-type="float">
            <text:p>177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2]+[.B273]" office:value-type="float" office:value="75302" calcext:value-type="float">
            <text:p>75302</text:p>
          </table:table-cell>
          <table:table-cell table:formula="of:=[.C273]+[.E272]" office:value-type="float" office:value="17775" calcext:value-type="float">
            <text:p>177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3]+[.B274]" office:value-type="float" office:value="75302" calcext:value-type="float">
            <text:p>75302</text:p>
          </table:table-cell>
          <table:table-cell table:formula="of:=[.C274]+[.E273]" office:value-type="float" office:value="17775" calcext:value-type="float">
            <text:p>177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74]+[.B275]" office:value-type="float" office:value="75310" calcext:value-type="float">
            <text:p>75310</text:p>
          </table:table-cell>
          <table:table-cell table:formula="of:=[.C275]+[.E274]" office:value-type="float" office:value="17779" calcext:value-type="float">
            <text:p>1777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75]+[.B276]" office:value-type="float" office:value="75315" calcext:value-type="float">
            <text:p>75315</text:p>
          </table:table-cell>
          <table:table-cell table:formula="of:=[.C276]+[.E275]" office:value-type="float" office:value="17780" calcext:value-type="float">
            <text:p>1778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76]+[.B277]" office:value-type="float" office:value="75318" calcext:value-type="float">
            <text:p>75318</text:p>
          </table:table-cell>
          <table:table-cell table:formula="of:=[.C277]+[.E276]" office:value-type="float" office:value="17782" calcext:value-type="float">
            <text:p>1778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77]+[.B278]" office:value-type="float" office:value="75321" calcext:value-type="float">
            <text:p>75321</text:p>
          </table:table-cell>
          <table:table-cell table:formula="of:=[.C278]+[.E277]" office:value-type="float" office:value="17783" calcext:value-type="float">
            <text:p>1778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78]+[.B279]" office:value-type="float" office:value="75326" calcext:value-type="float">
            <text:p>75326</text:p>
          </table:table-cell>
          <table:table-cell table:formula="of:=[.C279]+[.E278]" office:value-type="float" office:value="17784" calcext:value-type="float">
            <text:p>1778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9]+[.B280]" office:value-type="float" office:value="75326" calcext:value-type="float">
            <text:p>75326</text:p>
          </table:table-cell>
          <table:table-cell table:formula="of:=[.C280]+[.E279]" office:value-type="float" office:value="17784" calcext:value-type="float">
            <text:p>1778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0]+[.B281]" office:value-type="float" office:value="75326" calcext:value-type="float">
            <text:p>75326</text:p>
          </table:table-cell>
          <table:table-cell table:formula="of:=[.C281]+[.E280]" office:value-type="float" office:value="17784" calcext:value-type="float">
            <text:p>1778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8-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281]+[.B282]" office:value-type="float" office:value="75331" calcext:value-type="float">
            <text:p>75331</text:p>
          </table:table-cell>
          <table:table-cell table:formula="of:=[.C282]+[.E281]" office:value-type="float" office:value="17786" calcext:value-type="float">
            <text:p>1778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82]+[.B283]" office:value-type="float" office:value="75344" calcext:value-type="float">
            <text:p>75344</text:p>
          </table:table-cell>
          <table:table-cell table:formula="of:=[.C283]+[.E282]" office:value-type="float" office:value="17791" calcext:value-type="float">
            <text:p>1779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283]+[.B284]" office:value-type="float" office:value="75351" calcext:value-type="float">
            <text:p>75351</text:p>
          </table:table-cell>
          <table:table-cell table:formula="of:=[.C284]+[.E283]" office:value-type="float" office:value="17793" calcext:value-type="float">
            <text:p>17793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84]+[.B285]" office:value-type="float" office:value="75356" calcext:value-type="float">
            <text:p>75356</text:p>
          </table:table-cell>
          <table:table-cell table:formula="of:=[.C285]+[.E284]" office:value-type="float" office:value="17794" calcext:value-type="float">
            <text:p>1779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85]+[.B286]" office:value-type="float" office:value="75363" calcext:value-type="float">
            <text:p>75363</text:p>
          </table:table-cell>
          <table:table-cell table:formula="of:=[.C286]+[.E285]" office:value-type="float" office:value="17798" calcext:value-type="float">
            <text:p>177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6]+[.B287]" office:value-type="float" office:value="75363" calcext:value-type="float">
            <text:p>75363</text:p>
          </table:table-cell>
          <table:table-cell table:formula="of:=[.C287]+[.E286]" office:value-type="float" office:value="17798" calcext:value-type="float">
            <text:p>177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7]+[.B288]" office:value-type="float" office:value="75363" calcext:value-type="float">
            <text:p>75363</text:p>
          </table:table-cell>
          <table:table-cell table:formula="of:=[.C288]+[.E287]" office:value-type="float" office:value="17798" calcext:value-type="float">
            <text:p>177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D288]+[.B289]" office:value-type="float" office:value="75376" calcext:value-type="float">
            <text:p>75376</text:p>
          </table:table-cell>
          <table:table-cell table:formula="of:=[.C289]+[.E288]" office:value-type="float" office:value="17799" calcext:value-type="float">
            <text:p>1779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289]+[.B290]" office:value-type="float" office:value="75387" calcext:value-type="float">
            <text:p>75387</text:p>
          </table:table-cell>
          <table:table-cell table:formula="of:=[.C290]+[.E289]" office:value-type="float" office:value="17802" calcext:value-type="float">
            <text:p>178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90]+[.B291]" office:value-type="float" office:value="75393" calcext:value-type="float">
            <text:p>75393</text:p>
          </table:table-cell>
          <table:table-cell table:formula="of:=[.C291]+[.E290]" office:value-type="float" office:value="17802" calcext:value-type="float">
            <text:p>178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91]+[.B292]" office:value-type="float" office:value="75401" calcext:value-type="float">
            <text:p>75401</text:p>
          </table:table-cell>
          <table:table-cell table:formula="of:=[.C292]+[.E291]" office:value-type="float" office:value="17805" calcext:value-type="float">
            <text:p>1780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92]+[.B293]" office:value-type="float" office:value="75409" calcext:value-type="float">
            <text:p>75409</text:p>
          </table:table-cell>
          <table:table-cell table:formula="of:=[.C293]+[.E292]" office:value-type="float" office:value="17808" calcext:value-type="float">
            <text:p>1780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3]+[.B294]" office:value-type="float" office:value="75409" calcext:value-type="float">
            <text:p>75409</text:p>
          </table:table-cell>
          <table:table-cell table:formula="of:=[.C294]+[.E293]" office:value-type="float" office:value="17808" calcext:value-type="float">
            <text:p>1780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4]+[.B295]" office:value-type="float" office:value="75409" calcext:value-type="float">
            <text:p>75409</text:p>
          </table:table-cell>
          <table:table-cell table:formula="of:=[.C295]+[.E294]" office:value-type="float" office:value="17808" calcext:value-type="float">
            <text:p>1780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5]+[.B296]" office:value-type="float" office:value="75417" calcext:value-type="float">
            <text:p>75417</text:p>
          </table:table-cell>
          <table:table-cell table:formula="of:=[.C296]+[.E295]" office:value-type="float" office:value="17809" calcext:value-type="float">
            <text:p>1780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296]+[.B297]" office:value-type="float" office:value="75438" calcext:value-type="float">
            <text:p>75438</text:p>
          </table:table-cell>
          <table:table-cell table:formula="of:=[.C297]+[.E296]" office:value-type="float" office:value="17818" calcext:value-type="float">
            <text:p>1781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97]+[.B298]" office:value-type="float" office:value="75448" calcext:value-type="float">
            <text:p>75448</text:p>
          </table:table-cell>
          <table:table-cell table:formula="of:=[.C298]+[.E297]" office:value-type="float" office:value="17822" calcext:value-type="float">
            <text:p>17822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298]+[.B299]" office:value-type="float" office:value="75456" calcext:value-type="float">
            <text:p>75456</text:p>
          </table:table-cell>
          <table:table-cell table:formula="of:=[.C299]+[.E298]" office:value-type="float" office:value="17824" calcext:value-type="float">
            <text:p>178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99]+[.B300]" office:value-type="float" office:value="75470" calcext:value-type="float">
            <text:p>75470</text:p>
          </table:table-cell>
          <table:table-cell table:formula="of:=[.C300]+[.E299]" office:value-type="float" office:value="17825" calcext:value-type="float">
            <text:p>1782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0]+[.B301]" office:value-type="float" office:value="75471" calcext:value-type="float">
            <text:p>75471</text:p>
          </table:table-cell>
          <table:table-cell table:formula="of:=[.C301]+[.E300]" office:value-type="float" office:value="17825" calcext:value-type="float">
            <text:p>1782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1]+[.B302]" office:value-type="float" office:value="75471" calcext:value-type="float">
            <text:p>75471</text:p>
          </table:table-cell>
          <table:table-cell table:formula="of:=[.C302]+[.E301]" office:value-type="float" office:value="17825" calcext:value-type="float">
            <text:p>17825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302]+[.B303]" office:value-type="float" office:value="75486" calcext:value-type="float">
            <text:p>75486</text:p>
          </table:table-cell>
          <table:table-cell table:formula="of:=[.C303]+[.E302]" office:value-type="float" office:value="17830" calcext:value-type="float">
            <text:p>1783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D303]+[.B304]" office:value-type="float" office:value="75506" calcext:value-type="float">
            <text:p>75506</text:p>
          </table:table-cell>
          <table:table-cell table:formula="of:=[.C304]+[.E303]" office:value-type="float" office:value="17836" calcext:value-type="float">
            <text:p>1783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D304]+[.B305]" office:value-type="float" office:value="75520" calcext:value-type="float">
            <text:p>75520</text:p>
          </table:table-cell>
          <table:table-cell table:formula="of:=[.C305]+[.E304]" office:value-type="float" office:value="17839" calcext:value-type="float">
            <text:p>178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D305]+[.B306]" office:value-type="float" office:value="75534" calcext:value-type="float">
            <text:p>75534</text:p>
          </table:table-cell>
          <table:table-cell table:formula="of:=[.C306]+[.E305]" office:value-type="float" office:value="17841" calcext:value-type="float">
            <text:p>17841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306]+[.B307]" office:value-type="float" office:value="75554" calcext:value-type="float">
            <text:p>75554</text:p>
          </table:table-cell>
          <table:table-cell table:formula="of:=[.C307]+[.E306]" office:value-type="float" office:value="17848" calcext:value-type="float">
            <text:p>1784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07]+[.B308]" office:value-type="float" office:value="75555" calcext:value-type="float">
            <text:p>75555</text:p>
          </table:table-cell>
          <table:table-cell table:formula="of:=[.C308]+[.E307]" office:value-type="float" office:value="17848" calcext:value-type="float">
            <text:p>1784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8]+[.B309]" office:value-type="float" office:value="75555" calcext:value-type="float">
            <text:p>75555</text:p>
          </table:table-cell>
          <table:table-cell table:formula="of:=[.C309]+[.E308]" office:value-type="float" office:value="17848" calcext:value-type="float">
            <text:p>17848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D309]+[.B310]" office:value-type="float" office:value="75584" calcext:value-type="float">
            <text:p>75584</text:p>
          </table:table-cell>
          <table:table-cell table:formula="of:=[.C310]+[.E309]" office:value-type="float" office:value="17850" calcext:value-type="float">
            <text:p>17850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2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D310]+[.B311]" office:value-type="float" office:value="75606" calcext:value-type="float">
            <text:p>75606</text:p>
          </table:table-cell>
          <table:table-cell table:formula="of:=[.C311]+[.E310]" office:value-type="float" office:value="17856" calcext:value-type="float">
            <text:p>17856</text:p>
          </table:table-cell>
          <table:table-cell/>
        </table:table-row>
        <table:table-row table:style-name="ro1">
          <table:table-cell table:style-name="ce1" office:value-type="string" calcext:value-type="string">
            <text:p>2021-09-3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D311]+[.B312]" office:value-type="float" office:value="75633" calcext:value-type="float">
            <text:p>75633</text:p>
          </table:table-cell>
          <table:table-cell table:formula="of:=[.C312]+[.E311]" office:value-type="float" office:value="17863" calcext:value-type="float">
            <text:p>1786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312]+[.B313]" office:value-type="float" office:value="75649" calcext:value-type="float">
            <text:p>75649</text:p>
          </table:table-cell>
          <table:table-cell table:formula="of:=[.C313]+[.E312]" office:value-type="float" office:value="17869" calcext:value-type="float">
            <text:p>1786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D313]+[.B314]" office:value-type="float" office:value="75672" calcext:value-type="float">
            <text:p>75672</text:p>
          </table:table-cell>
          <table:table-cell table:formula="of:=[.C314]+[.E313]" office:value-type="float" office:value="17873" calcext:value-type="float">
            <text:p>1787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D314]+[.B315]" office:value-type="float" office:value="75678" calcext:value-type="float">
            <text:p>75678</text:p>
          </table:table-cell>
          <table:table-cell table:formula="of:=[.C315]+[.E314]" office:value-type="float" office:value="17875" calcext:value-type="float">
            <text:p>178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5]+[.B316]" office:value-type="float" office:value="75678" calcext:value-type="float">
            <text:p>75678</text:p>
          </table:table-cell>
          <table:table-cell table:formula="of:=[.C316]+[.E315]" office:value-type="float" office:value="17875" calcext:value-type="float">
            <text:p>178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[.D316]+[.B317]" office:value-type="float" office:value="75724" calcext:value-type="float">
            <text:p>75724</text:p>
          </table:table-cell>
          <table:table-cell table:formula="of:=[.C317]+[.E316]" office:value-type="float" office:value="17883" calcext:value-type="float">
            <text:p>1788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D317]+[.B318]" office:value-type="float" office:value="75757" calcext:value-type="float">
            <text:p>75757</text:p>
          </table:table-cell>
          <table:table-cell table:formula="of:=[.C318]+[.E317]" office:value-type="float" office:value="17886" calcext:value-type="float">
            <text:p>1788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D318]+[.B319]" office:value-type="float" office:value="75786" calcext:value-type="float">
            <text:p>75786</text:p>
          </table:table-cell>
          <table:table-cell table:formula="of:=[.C319]+[.E318]" office:value-type="float" office:value="17894" calcext:value-type="float">
            <text:p>1789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D319]+[.B320]" office:value-type="float" office:value="75817" calcext:value-type="float">
            <text:p>75817</text:p>
          </table:table-cell>
          <table:table-cell table:formula="of:=[.C320]+[.E319]" office:value-type="float" office:value="17902" calcext:value-type="float">
            <text:p>179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0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D320]+[.B321]" office:value-type="float" office:value="75846" calcext:value-type="float">
            <text:p>75846</text:p>
          </table:table-cell>
          <table:table-cell table:formula="of:=[.C321]+[.E320]" office:value-type="float" office:value="17909" calcext:value-type="float">
            <text:p>1790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21]+[.B322]" office:value-type="float" office:value="75851" calcext:value-type="float">
            <text:p>75851</text:p>
          </table:table-cell>
          <table:table-cell table:formula="of:=[.C322]+[.E321]" office:value-type="float" office:value="17910" calcext:value-type="float">
            <text:p>1791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2]+[.B323]" office:value-type="float" office:value="75851" calcext:value-type="float">
            <text:p>75851</text:p>
          </table:table-cell>
          <table:table-cell table:formula="of:=[.C323]+[.E322]" office:value-type="float" office:value="17910" calcext:value-type="float">
            <text:p>1791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[.D323]+[.B324]" office:value-type="float" office:value="75900" calcext:value-type="float">
            <text:p>75900</text:p>
          </table:table-cell>
          <table:table-cell table:formula="of:=[.C324]+[.E323]" office:value-type="float" office:value="17924" calcext:value-type="float">
            <text:p>179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D324]+[.B325]" office:value-type="float" office:value="75940" calcext:value-type="float">
            <text:p>75940</text:p>
          </table:table-cell>
          <table:table-cell table:formula="of:=[.C325]+[.E324]" office:value-type="float" office:value="17930" calcext:value-type="float">
            <text:p>1793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D325]+[.B326]" office:value-type="float" office:value="76000" calcext:value-type="float">
            <text:p>76000</text:p>
          </table:table-cell>
          <table:table-cell table:formula="of:=[.C326]+[.E325]" office:value-type="float" office:value="17944" calcext:value-type="float">
            <text:p>1794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[.D326]+[.B327]" office:value-type="float" office:value="76049" calcext:value-type="float">
            <text:p>76049</text:p>
          </table:table-cell>
          <table:table-cell table:formula="of:=[.C327]+[.E326]" office:value-type="float" office:value="17965" calcext:value-type="float">
            <text:p>1796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D327]+[.B328]" office:value-type="float" office:value="76093" calcext:value-type="float">
            <text:p>76093</text:p>
          </table:table-cell>
          <table:table-cell table:formula="of:=[.C328]+[.E327]" office:value-type="float" office:value="17975" calcext:value-type="float">
            <text:p>179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28]+[.B329]" office:value-type="float" office:value="76094" calcext:value-type="float">
            <text:p>76094</text:p>
          </table:table-cell>
          <table:table-cell table:formula="of:=[.C329]+[.E328]" office:value-type="float" office:value="17975" calcext:value-type="float">
            <text:p>1797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29]+[.B330]" office:value-type="float" office:value="76097" calcext:value-type="float">
            <text:p>76097</text:p>
          </table:table-cell>
          <table:table-cell table:formula="of:=[.C330]+[.E329]" office:value-type="float" office:value="17976" calcext:value-type="float">
            <text:p>1797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1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formula="of:=[.D330]+[.B331]" office:value-type="float" office:value="76161" calcext:value-type="float">
            <text:p>76161</text:p>
          </table:table-cell>
          <table:table-cell table:formula="of:=[.C331]+[.E330]" office:value-type="float" office:value="17991" calcext:value-type="float">
            <text:p>17991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0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formula="of:=[.D331]+[.B332]" office:value-type="float" office:value="76236" calcext:value-type="float">
            <text:p>76236</text:p>
          </table:table-cell>
          <table:table-cell table:formula="of:=[.C332]+[.E331]" office:value-type="float" office:value="18012" calcext:value-type="float">
            <text:p>1801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[.D332]+[.B333]" office:value-type="float" office:value="76282" calcext:value-type="float">
            <text:p>76282</text:p>
          </table:table-cell>
          <table:table-cell table:formula="of:=[.C333]+[.E332]" office:value-type="float" office:value="18026" calcext:value-type="float">
            <text:p>1802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D333]+[.B334]" office:value-type="float" office:value="76341" calcext:value-type="float">
            <text:p>76341</text:p>
          </table:table-cell>
          <table:table-cell table:formula="of:=[.C334]+[.E333]" office:value-type="float" office:value="18036" calcext:value-type="float">
            <text:p>1803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3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D334]+[.B335]" office:value-type="float" office:value="76416" calcext:value-type="float">
            <text:p>76416</text:p>
          </table:table-cell>
          <table:table-cell table:formula="of:=[.C335]+[.E334]" office:value-type="float" office:value="18053" calcext:value-type="float">
            <text:p>1805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335]+[.B336]" office:value-type="float" office:value="76429" calcext:value-type="float">
            <text:p>76429</text:p>
          </table:table-cell>
          <table:table-cell table:formula="of:=[.C336]+[.E335]" office:value-type="float" office:value="18059" calcext:value-type="float">
            <text:p>1805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6]+[.B337]" office:value-type="float" office:value="76429" calcext:value-type="float">
            <text:p>76429</text:p>
          </table:table-cell>
          <table:table-cell table:formula="of:=[.C337]+[.E336]" office:value-type="float" office:value="18059" calcext:value-type="float">
            <text:p>1805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6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formula="of:=[.D337]+[.B338]" office:value-type="float" office:value="76522" calcext:value-type="float">
            <text:p>76522</text:p>
          </table:table-cell>
          <table:table-cell table:formula="of:=[.C338]+[.E337]" office:value-type="float" office:value="18089" calcext:value-type="float">
            <text:p>1808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table:formula="of:=[.D338]+[.B339]" office:value-type="float" office:value="76655" calcext:value-type="float">
            <text:p>76655</text:p>
          </table:table-cell>
          <table:table-cell table:formula="of:=[.C339]+[.E338]" office:value-type="float" office:value="18133" calcext:value-type="float">
            <text:p>1813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8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formula="of:=[.D339]+[.B340]" office:value-type="float" office:value="76756" calcext:value-type="float">
            <text:p>76756</text:p>
          </table:table-cell>
          <table:table-cell table:formula="of:=[.C340]+[.E339]" office:value-type="float" office:value="18159" calcext:value-type="float">
            <text:p>1815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29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D340]+[.B341]" office:value-type="float" office:value="76858" calcext:value-type="float">
            <text:p>76858</text:p>
          </table:table-cell>
          <table:table-cell table:formula="of:=[.C341]+[.E340]" office:value-type="float" office:value="18171" calcext:value-type="float">
            <text:p>18171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3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formula="of:=[.D341]+[.B342]" office:value-type="float" office:value="76973" calcext:value-type="float">
            <text:p>76973</text:p>
          </table:table-cell>
          <table:table-cell table:formula="of:=[.C342]+[.E341]" office:value-type="float" office:value="18196" calcext:value-type="float">
            <text:p>1819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0-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342]+[.B343]" office:value-type="float" office:value="76982" calcext:value-type="float">
            <text:p>76982</text:p>
          </table:table-cell>
          <table:table-cell table:formula="of:=[.C343]+[.E342]" office:value-type="float" office:value="18198" calcext:value-type="float">
            <text:p>181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343]+[.B344]" office:value-type="float" office:value="76995" calcext:value-type="float">
            <text:p>76995</text:p>
          </table:table-cell>
          <table:table-cell table:formula="of:=[.C344]+[.E343]" office:value-type="float" office:value="18205" calcext:value-type="float">
            <text:p>1820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344]+[.B345]" office:value-type="float" office:value="77004" calcext:value-type="float">
            <text:p>77004</text:p>
          </table:table-cell>
          <table:table-cell table:formula="of:=[.C345]+[.E344]" office:value-type="float" office:value="18213" calcext:value-type="float">
            <text:p>1821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3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table:formula="of:=[.D345]+[.B346]" office:value-type="float" office:value="77128" calcext:value-type="float">
            <text:p>77128</text:p>
          </table:table-cell>
          <table:table-cell table:formula="of:=[.C346]+[.E345]" office:value-type="float" office:value="18257" calcext:value-type="float">
            <text:p>1825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4</text:p>
          </table:table-cell>
          <table:table-cell office:value-type="float" office:value="250" calcext:value-type="float">
            <text:p>250</text:p>
          </table:table-cell>
          <table:table-cell office:value-type="float" office:value="44" calcext:value-type="float">
            <text:p>44</text:p>
          </table:table-cell>
          <table:table-cell table:formula="of:=[.D346]+[.B347]" office:value-type="float" office:value="77378" calcext:value-type="float">
            <text:p>77378</text:p>
          </table:table-cell>
          <table:table-cell table:formula="of:=[.C347]+[.E346]" office:value-type="float" office:value="18301" calcext:value-type="float">
            <text:p>18301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5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table:formula="of:=[.D347]+[.B348]" office:value-type="float" office:value="77530" calcext:value-type="float">
            <text:p>77530</text:p>
          </table:table-cell>
          <table:table-cell table:formula="of:=[.C348]+[.E347]" office:value-type="float" office:value="18340" calcext:value-type="float">
            <text:p>1834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6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formula="of:=[.D348]+[.B349]" office:value-type="float" office:value="77716" calcext:value-type="float">
            <text:p>77716</text:p>
          </table:table-cell>
          <table:table-cell table:formula="of:=[.C349]+[.E348]" office:value-type="float" office:value="18380" calcext:value-type="float">
            <text:p>1838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349]+[.B350]" office:value-type="float" office:value="77740" calcext:value-type="float">
            <text:p>77740</text:p>
          </table:table-cell>
          <table:table-cell table:formula="of:=[.C350]+[.E349]" office:value-type="float" office:value="18389" calcext:value-type="float">
            <text:p>1838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350]+[.B351]" office:value-type="float" office:value="77743" calcext:value-type="float">
            <text:p>77743</text:p>
          </table:table-cell>
          <table:table-cell table:formula="of:=[.C351]+[.E350]" office:value-type="float" office:value="18389" calcext:value-type="float">
            <text:p>1838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09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table:formula="of:=[.D351]+[.B352]" office:value-type="float" office:value="77963" calcext:value-type="float">
            <text:p>77963</text:p>
          </table:table-cell>
          <table:table-cell table:formula="of:=[.C352]+[.E351]" office:value-type="float" office:value="18447" calcext:value-type="float">
            <text:p>1844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0</text:p>
          </table:table-cell>
          <table:table-cell office:value-type="float" office:value="269" calcext:value-type="float">
            <text:p>269</text:p>
          </table:table-cell>
          <table:table-cell office:value-type="float" office:value="76" calcext:value-type="float">
            <text:p>76</text:p>
          </table:table-cell>
          <table:table-cell table:formula="of:=[.D352]+[.B353]" office:value-type="float" office:value="78232" calcext:value-type="float">
            <text:p>78232</text:p>
          </table:table-cell>
          <table:table-cell table:formula="of:=[.C353]+[.E352]" office:value-type="float" office:value="18523" calcext:value-type="float">
            <text:p>1852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1</text:p>
          </table:table-cell>
          <table:table-cell office:value-type="float" office:value="274" calcext:value-type="float">
            <text:p>274</text:p>
          </table:table-cell>
          <table:table-cell office:value-type="float" office:value="75" calcext:value-type="float">
            <text:p>75</text:p>
          </table:table-cell>
          <table:table-cell table:formula="of:=[.D353]+[.B354]" office:value-type="float" office:value="78506" calcext:value-type="float">
            <text:p>78506</text:p>
          </table:table-cell>
          <table:table-cell table:formula="of:=[.C354]+[.E353]" office:value-type="float" office:value="18598" calcext:value-type="float">
            <text:p>18598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D354]+[.B355]" office:value-type="float" office:value="78537" calcext:value-type="float">
            <text:p>78537</text:p>
          </table:table-cell>
          <table:table-cell table:formula="of:=[.C355]+[.E354]" office:value-type="float" office:value="18605" calcext:value-type="float">
            <text:p>1860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3</text:p>
          </table:table-cell>
          <table:table-cell office:value-type="float" office:value="266" calcext:value-type="float">
            <text:p>266</text:p>
          </table:table-cell>
          <table:table-cell office:value-type="float" office:value="69" calcext:value-type="float">
            <text:p>69</text:p>
          </table:table-cell>
          <table:table-cell table:formula="of:=[.D355]+[.B356]" office:value-type="float" office:value="78803" calcext:value-type="float">
            <text:p>78803</text:p>
          </table:table-cell>
          <table:table-cell table:formula="of:=[.C356]+[.E355]" office:value-type="float" office:value="18674" calcext:value-type="float">
            <text:p>1867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[.D356]+[.B357]" office:value-type="float" office:value="78849" calcext:value-type="float">
            <text:p>78849</text:p>
          </table:table-cell>
          <table:table-cell table:formula="of:=[.C357]+[.E356]" office:value-type="float" office:value="18687" calcext:value-type="float">
            <text:p>1868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357]+[.B358]" office:value-type="float" office:value="78861" calcext:value-type="float">
            <text:p>78861</text:p>
          </table:table-cell>
          <table:table-cell table:formula="of:=[.C358]+[.E357]" office:value-type="float" office:value="18688" calcext:value-type="float">
            <text:p>18688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6</text:p>
          </table:table-cell>
          <table:table-cell office:value-type="float" office:value="282" calcext:value-type="float">
            <text:p>282</text:p>
          </table:table-cell>
          <table:table-cell office:value-type="float" office:value="70" calcext:value-type="float">
            <text:p>70</text:p>
          </table:table-cell>
          <table:table-cell table:formula="of:=[.D358]+[.B359]" office:value-type="float" office:value="79143" calcext:value-type="float">
            <text:p>79143</text:p>
          </table:table-cell>
          <table:table-cell table:formula="of:=[.C359]+[.E358]" office:value-type="float" office:value="18758" calcext:value-type="float">
            <text:p>18758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7</text:p>
          </table:table-cell>
          <table:table-cell office:value-type="float" office:value="463" calcext:value-type="float">
            <text:p>463</text:p>
          </table:table-cell>
          <table:table-cell office:value-type="float" office:value="124" calcext:value-type="float">
            <text:p>124</text:p>
          </table:table-cell>
          <table:table-cell table:formula="of:=[.D359]+[.B360]" office:value-type="float" office:value="79606" calcext:value-type="float">
            <text:p>79606</text:p>
          </table:table-cell>
          <table:table-cell table:formula="of:=[.C360]+[.E359]" office:value-type="float" office:value="18882" calcext:value-type="float">
            <text:p>1888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8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table:formula="of:=[.D360]+[.B361]" office:value-type="float" office:value="79976" calcext:value-type="float">
            <text:p>79976</text:p>
          </table:table-cell>
          <table:table-cell table:formula="of:=[.C361]+[.E360]" office:value-type="float" office:value="18982" calcext:value-type="float">
            <text:p>1898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19</text:p>
          </table:table-cell>
          <table:table-cell office:value-type="float" office:value="403" calcext:value-type="float">
            <text:p>403</text:p>
          </table:table-cell>
          <table:table-cell office:value-type="float" office:value="118" calcext:value-type="float">
            <text:p>118</text:p>
          </table:table-cell>
          <table:table-cell table:formula="of:=[.D361]+[.B362]" office:value-type="float" office:value="80379" calcext:value-type="float">
            <text:p>80379</text:p>
          </table:table-cell>
          <table:table-cell table:formula="of:=[.C362]+[.E361]" office:value-type="float" office:value="19100" calcext:value-type="float">
            <text:p>1910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0</text:p>
          </table:table-cell>
          <table:table-cell office:value-type="float" office:value="382" calcext:value-type="float">
            <text:p>382</text:p>
          </table:table-cell>
          <table:table-cell office:value-type="float" office:value="112" calcext:value-type="float">
            <text:p>112</text:p>
          </table:table-cell>
          <table:table-cell table:formula="of:=[.D362]+[.B363]" office:value-type="float" office:value="80761" calcext:value-type="float">
            <text:p>80761</text:p>
          </table:table-cell>
          <table:table-cell table:formula="of:=[.C363]+[.E362]" office:value-type="float" office:value="19212" calcext:value-type="float">
            <text:p>1921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1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D363]+[.B364]" office:value-type="float" office:value="80802" calcext:value-type="float">
            <text:p>80802</text:p>
          </table:table-cell>
          <table:table-cell table:formula="of:=[.C364]+[.E363]" office:value-type="float" office:value="19223" calcext:value-type="float">
            <text:p>1922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64]+[.B365]" office:value-type="float" office:value="80810" calcext:value-type="float">
            <text:p>80810</text:p>
          </table:table-cell>
          <table:table-cell table:formula="of:=[.C365]+[.E364]" office:value-type="float" office:value="19228" calcext:value-type="float">
            <text:p>19228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3</text:p>
          </table:table-cell>
          <table:table-cell office:value-type="float" office:value="398" calcext:value-type="float">
            <text:p>398</text:p>
          </table:table-cell>
          <table:table-cell office:value-type="float" office:value="111" calcext:value-type="float">
            <text:p>111</text:p>
          </table:table-cell>
          <table:table-cell table:formula="of:=[.D365]+[.B366]" office:value-type="float" office:value="81208" calcext:value-type="float">
            <text:p>81208</text:p>
          </table:table-cell>
          <table:table-cell table:formula="of:=[.C366]+[.E365]" office:value-type="float" office:value="19339" calcext:value-type="float">
            <text:p>1933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4</text:p>
          </table:table-cell>
          <table:table-cell office:value-type="float" office:value="460" calcext:value-type="float">
            <text:p>460</text:p>
          </table:table-cell>
          <table:table-cell office:value-type="float" office:value="118" calcext:value-type="float">
            <text:p>118</text:p>
          </table:table-cell>
          <table:table-cell table:formula="of:=[.D366]+[.B367]" office:value-type="float" office:value="81668" calcext:value-type="float">
            <text:p>81668</text:p>
          </table:table-cell>
          <table:table-cell table:formula="of:=[.C367]+[.E366]" office:value-type="float" office:value="19457" calcext:value-type="float">
            <text:p>1945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5</text:p>
          </table:table-cell>
          <table:table-cell office:value-type="float" office:value="497" calcext:value-type="float">
            <text:p>497</text:p>
          </table:table-cell>
          <table:table-cell office:value-type="float" office:value="120" calcext:value-type="float">
            <text:p>120</text:p>
          </table:table-cell>
          <table:table-cell table:formula="of:=[.D367]+[.B368]" office:value-type="float" office:value="82165" calcext:value-type="float">
            <text:p>82165</text:p>
          </table:table-cell>
          <table:table-cell table:formula="of:=[.C368]+[.E367]" office:value-type="float" office:value="19577" calcext:value-type="float">
            <text:p>1957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6</text:p>
          </table:table-cell>
          <table:table-cell office:value-type="float" office:value="421" calcext:value-type="float">
            <text:p>421</text:p>
          </table:table-cell>
          <table:table-cell office:value-type="float" office:value="129" calcext:value-type="float">
            <text:p>129</text:p>
          </table:table-cell>
          <table:table-cell table:formula="of:=[.D368]+[.B369]" office:value-type="float" office:value="82586" calcext:value-type="float">
            <text:p>82586</text:p>
          </table:table-cell>
          <table:table-cell table:formula="of:=[.C369]+[.E368]" office:value-type="float" office:value="19706" calcext:value-type="float">
            <text:p>1970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7</text:p>
          </table:table-cell>
          <table:table-cell office:value-type="float" office:value="378" calcext:value-type="float">
            <text:p>378</text:p>
          </table:table-cell>
          <table:table-cell office:value-type="float" office:value="96" calcext:value-type="float">
            <text:p>96</text:p>
          </table:table-cell>
          <table:table-cell table:formula="of:=[.D369]+[.B370]" office:value-type="float" office:value="82964" calcext:value-type="float">
            <text:p>82964</text:p>
          </table:table-cell>
          <table:table-cell table:formula="of:=[.C370]+[.E369]" office:value-type="float" office:value="19802" calcext:value-type="float">
            <text:p>198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D370]+[.B371]" office:value-type="float" office:value="83015" calcext:value-type="float">
            <text:p>83015</text:p>
          </table:table-cell>
          <table:table-cell table:formula="of:=[.C371]+[.E370]" office:value-type="float" office:value="19808" calcext:value-type="float">
            <text:p>19808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D371]+[.B372]" office:value-type="float" office:value="83033" calcext:value-type="float">
            <text:p>83033</text:p>
          </table:table-cell>
          <table:table-cell table:formula="of:=[.C372]+[.E371]" office:value-type="float" office:value="19813" calcext:value-type="float">
            <text:p>1981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1-30</text:p>
          </table:table-cell>
          <table:table-cell office:value-type="float" office:value="526" calcext:value-type="float">
            <text:p>526</text:p>
          </table:table-cell>
          <table:table-cell office:value-type="float" office:value="150" calcext:value-type="float">
            <text:p>150</text:p>
          </table:table-cell>
          <table:table-cell table:formula="of:=[.D372]+[.B373]" office:value-type="float" office:value="83559" calcext:value-type="float">
            <text:p>83559</text:p>
          </table:table-cell>
          <table:table-cell table:formula="of:=[.C373]+[.E372]" office:value-type="float" office:value="19963" calcext:value-type="float">
            <text:p>19963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1</text:p>
          </table:table-cell>
          <table:table-cell office:value-type="float" office:value="570" calcext:value-type="float">
            <text:p>570</text:p>
          </table:table-cell>
          <table:table-cell office:value-type="float" office:value="161" calcext:value-type="float">
            <text:p>161</text:p>
          </table:table-cell>
          <table:table-cell table:formula="of:=[.D373]+[.B374]" office:value-type="float" office:value="84129" calcext:value-type="float">
            <text:p>84129</text:p>
          </table:table-cell>
          <table:table-cell table:formula="of:=[.C374]+[.E373]" office:value-type="float" office:value="20124" calcext:value-type="float">
            <text:p>2012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2</text:p>
          </table:table-cell>
          <table:table-cell office:value-type="float" office:value="502" calcext:value-type="float">
            <text:p>502</text:p>
          </table:table-cell>
          <table:table-cell office:value-type="float" office:value="171" calcext:value-type="float">
            <text:p>171</text:p>
          </table:table-cell>
          <table:table-cell table:formula="of:=[.D374]+[.B375]" office:value-type="float" office:value="84631" calcext:value-type="float">
            <text:p>84631</text:p>
          </table:table-cell>
          <table:table-cell table:formula="of:=[.C375]+[.E374]" office:value-type="float" office:value="20295" calcext:value-type="float">
            <text:p>2029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3</text:p>
          </table:table-cell>
          <table:table-cell office:value-type="float" office:value="470" calcext:value-type="float">
            <text:p>470</text:p>
          </table:table-cell>
          <table:table-cell office:value-type="float" office:value="127" calcext:value-type="float">
            <text:p>127</text:p>
          </table:table-cell>
          <table:table-cell table:formula="of:=[.D375]+[.B376]" office:value-type="float" office:value="85101" calcext:value-type="float">
            <text:p>85101</text:p>
          </table:table-cell>
          <table:table-cell table:formula="of:=[.C376]+[.E375]" office:value-type="float" office:value="20422" calcext:value-type="float">
            <text:p>2042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4</text:p>
          </table:table-cell>
          <table:table-cell office:value-type="float" office:value="502" calcext:value-type="float">
            <text:p>502</text:p>
          </table:table-cell>
          <table:table-cell office:value-type="float" office:value="135" calcext:value-type="float">
            <text:p>135</text:p>
          </table:table-cell>
          <table:table-cell table:formula="of:=[.D376]+[.B377]" office:value-type="float" office:value="85603" calcext:value-type="float">
            <text:p>85603</text:p>
          </table:table-cell>
          <table:table-cell table:formula="of:=[.C377]+[.E376]" office:value-type="float" office:value="20557" calcext:value-type="float">
            <text:p>2055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[.D377]+[.B378]" office:value-type="float" office:value="85648" calcext:value-type="float">
            <text:p>85648</text:p>
          </table:table-cell>
          <table:table-cell table:formula="of:=[.C378]+[.E377]" office:value-type="float" office:value="20576" calcext:value-type="float">
            <text:p>2057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D378]+[.B379]" office:value-type="float" office:value="85673" calcext:value-type="float">
            <text:p>85673</text:p>
          </table:table-cell>
          <table:table-cell table:formula="of:=[.C379]+[.E378]" office:value-type="float" office:value="20584" calcext:value-type="float">
            <text:p>2058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7</text:p>
          </table:table-cell>
          <table:table-cell office:value-type="float" office:value="504" calcext:value-type="float">
            <text:p>504</text:p>
          </table:table-cell>
          <table:table-cell office:value-type="float" office:value="172" calcext:value-type="float">
            <text:p>172</text:p>
          </table:table-cell>
          <table:table-cell table:formula="of:=[.D379]+[.B380]" office:value-type="float" office:value="86177" calcext:value-type="float">
            <text:p>86177</text:p>
          </table:table-cell>
          <table:table-cell table:formula="of:=[.C380]+[.E379]" office:value-type="float" office:value="20756" calcext:value-type="float">
            <text:p>20756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8</text:p>
          </table:table-cell>
          <table:table-cell office:value-type="float" office:value="592" calcext:value-type="float">
            <text:p>592</text:p>
          </table:table-cell>
          <table:table-cell office:value-type="float" office:value="188" calcext:value-type="float">
            <text:p>188</text:p>
          </table:table-cell>
          <table:table-cell table:formula="of:=[.D380]+[.B381]" office:value-type="float" office:value="86769" calcext:value-type="float">
            <text:p>86769</text:p>
          </table:table-cell>
          <table:table-cell table:formula="of:=[.C381]+[.E380]" office:value-type="float" office:value="20944" calcext:value-type="float">
            <text:p>20944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09</text:p>
          </table:table-cell>
          <table:table-cell office:value-type="float" office:value="562" calcext:value-type="float">
            <text:p>562</text:p>
          </table:table-cell>
          <table:table-cell office:value-type="float" office:value="165" calcext:value-type="float">
            <text:p>165</text:p>
          </table:table-cell>
          <table:table-cell table:formula="of:=[.D381]+[.B382]" office:value-type="float" office:value="87331" calcext:value-type="float">
            <text:p>87331</text:p>
          </table:table-cell>
          <table:table-cell table:formula="of:=[.C382]+[.E381]" office:value-type="float" office:value="21109" calcext:value-type="float">
            <text:p>2110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0</text:p>
          </table:table-cell>
          <table:table-cell office:value-type="float" office:value="571" calcext:value-type="float">
            <text:p>571</text:p>
          </table:table-cell>
          <table:table-cell office:value-type="float" office:value="148" calcext:value-type="float">
            <text:p>148</text:p>
          </table:table-cell>
          <table:table-cell table:formula="of:=[.D382]+[.B383]" office:value-type="float" office:value="87902" calcext:value-type="float">
            <text:p>87902</text:p>
          </table:table-cell>
          <table:table-cell table:formula="of:=[.C383]+[.E382]" office:value-type="float" office:value="21257" calcext:value-type="float">
            <text:p>21257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1</text:p>
          </table:table-cell>
          <table:table-cell office:value-type="float" office:value="486" calcext:value-type="float">
            <text:p>486</text:p>
          </table:table-cell>
          <table:table-cell office:value-type="float" office:value="132" calcext:value-type="float">
            <text:p>132</text:p>
          </table:table-cell>
          <table:table-cell table:formula="of:=[.D383]+[.B384]" office:value-type="float" office:value="88388" calcext:value-type="float">
            <text:p>88388</text:p>
          </table:table-cell>
          <table:table-cell table:formula="of:=[.C384]+[.E383]" office:value-type="float" office:value="21389" calcext:value-type="float">
            <text:p>21389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D384]+[.B385]" office:value-type="float" office:value="88453" calcext:value-type="float">
            <text:p>88453</text:p>
          </table:table-cell>
          <table:table-cell table:formula="of:=[.C385]+[.E384]" office:value-type="float" office:value="21400" calcext:value-type="float">
            <text:p>2140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D385]+[.B386]" office:value-type="float" office:value="88482" calcext:value-type="float">
            <text:p>88482</text:p>
          </table:table-cell>
          <table:table-cell table:formula="of:=[.C386]+[.E385]" office:value-type="float" office:value="21401" calcext:value-type="float">
            <text:p>21401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4</text:p>
          </table:table-cell>
          <table:table-cell office:value-type="float" office:value="537" calcext:value-type="float">
            <text:p>537</text:p>
          </table:table-cell>
          <table:table-cell office:value-type="float" office:value="151" calcext:value-type="float">
            <text:p>151</text:p>
          </table:table-cell>
          <table:table-cell table:formula="of:=[.D386]+[.B387]" office:value-type="float" office:value="89019" calcext:value-type="float">
            <text:p>89019</text:p>
          </table:table-cell>
          <table:table-cell table:formula="of:=[.C387]+[.E386]" office:value-type="float" office:value="21552" calcext:value-type="float">
            <text:p>2155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5</text:p>
          </table:table-cell>
          <table:table-cell office:value-type="float" office:value="669" calcext:value-type="float">
            <text:p>669</text:p>
          </table:table-cell>
          <table:table-cell office:value-type="float" office:value="173" calcext:value-type="float">
            <text:p>173</text:p>
          </table:table-cell>
          <table:table-cell table:formula="of:=[.D387]+[.B388]" office:value-type="float" office:value="89688" calcext:value-type="float">
            <text:p>89688</text:p>
          </table:table-cell>
          <table:table-cell table:formula="of:=[.C388]+[.E387]" office:value-type="float" office:value="21725" calcext:value-type="float">
            <text:p>2172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6</text:p>
          </table:table-cell>
          <table:table-cell office:value-type="float" office:value="592" calcext:value-type="float">
            <text:p>592</text:p>
          </table:table-cell>
          <table:table-cell office:value-type="float" office:value="177" calcext:value-type="float">
            <text:p>177</text:p>
          </table:table-cell>
          <table:table-cell table:formula="of:=[.D388]+[.B389]" office:value-type="float" office:value="90280" calcext:value-type="float">
            <text:p>90280</text:p>
          </table:table-cell>
          <table:table-cell table:formula="of:=[.C389]+[.E388]" office:value-type="float" office:value="21902" calcext:value-type="float">
            <text:p>2190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7</text:p>
          </table:table-cell>
          <table:table-cell office:value-type="float" office:value="566" calcext:value-type="float">
            <text:p>566</text:p>
          </table:table-cell>
          <table:table-cell office:value-type="float" office:value="148" calcext:value-type="float">
            <text:p>148</text:p>
          </table:table-cell>
          <table:table-cell table:formula="of:=[.D389]+[.B390]" office:value-type="float" office:value="90846" calcext:value-type="float">
            <text:p>90846</text:p>
          </table:table-cell>
          <table:table-cell table:formula="of:=[.C390]+[.E389]" office:value-type="float" office:value="22050" calcext:value-type="float">
            <text:p>22050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8</text:p>
          </table:table-cell>
          <table:table-cell office:value-type="float" office:value="543" calcext:value-type="float">
            <text:p>543</text:p>
          </table:table-cell>
          <table:table-cell office:value-type="float" office:value="145" calcext:value-type="float">
            <text:p>145</text:p>
          </table:table-cell>
          <table:table-cell table:formula="of:=[.D390]+[.B391]" office:value-type="float" office:value="91389" calcext:value-type="float">
            <text:p>91389</text:p>
          </table:table-cell>
          <table:table-cell table:formula="of:=[.C391]+[.E390]" office:value-type="float" office:value="22195" calcext:value-type="float">
            <text:p>22195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19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D391]+[.B392]" office:value-type="float" office:value="91459" calcext:value-type="float">
            <text:p>91459</text:p>
          </table:table-cell>
          <table:table-cell table:formula="of:=[.C392]+[.E391]" office:value-type="float" office:value="22212" calcext:value-type="float">
            <text:p>22212</text:p>
          </table:table-cell>
          <table:table-cell/>
        </table:table-row>
        <table:table-row table:style-name="ro1">
          <table:table-cell table:style-name="ce1" office:value-type="string" calcext:value-type="string">
            <text:p>2021-12-2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D392]+[.B393]" office:value-type="float" office:value="91488" calcext:value-type="float">
            <text:p>91488</text:p>
          </table:table-cell>
          <table:table-cell table:formula="of:=[.C393]+[.E392]" office:value-type="float" office:value="22218" calcext:value-type="float">
            <text:p>22218</text:p>
          </table:table-cell>
          <table:table-cell/>
        </table:table-row>
        <table:table-row table:style-name="ro1" table:number-rows-repeated="104818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Data.A2:Data.C3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0:09:39.81535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0T11:42:20.978907199</dc:date>
    <meta:editing-duration>PT3H30M50S</meta:editing-duration>
    <meta:editing-cycles>9</meta:editing-cycles>
    <meta:generator>LibreOffice/6.4.7.2$Linux_X86_64 LibreOffice_project/40$Build-2</meta:generator>
    <meta:document-statistic meta:table-count="1" meta:cell-count="1968" meta:object-count="0"/>
  </office:meta>
</office:document-meta>
</file>